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c3e"/>
    </style:style>
    <style:style style:name="P2" style:family="paragraph" style:parent-style-name="Standard">
      <style:text-properties officeooo:paragraph-rsid="00164de7"/>
    </style:style>
    <style:style style:name="P3" style:family="paragraph" style:parent-style-name="Standard">
      <style:text-properties officeooo:paragraph-rsid="001b2d20"/>
    </style:style>
    <style:style style:name="P4" style:family="paragraph" style:parent-style-name="Standard">
      <style:text-properties officeooo:paragraph-rsid="001ce045"/>
    </style:style>
    <style:style style:name="P5" style:family="paragraph" style:parent-style-name="Standard">
      <style:text-properties officeooo:paragraph-rsid="002237f0"/>
    </style:style>
    <style:style style:name="P6" style:family="paragraph" style:parent-style-name="Standard">
      <style:text-properties officeooo:paragraph-rsid="0025ca99"/>
    </style:style>
    <style:style style:name="P7" style:family="paragraph" style:parent-style-name="Standard">
      <style:text-properties fo:font-weight="bold" officeooo:paragraph-rsid="0025ca99" style:font-weight-asian="bold" style:font-weight-complex="bold"/>
    </style:style>
    <style:style style:name="P8" style:family="paragraph" style:parent-style-name="Standard">
      <style:text-properties officeooo:paragraph-rsid="0030aadb"/>
    </style:style>
    <style:style style:name="P9" style:family="paragraph" style:parent-style-name="Standard">
      <style:text-properties officeooo:paragraph-rsid="00353f21"/>
    </style:style>
    <style:style style:name="P10" style:family="paragraph" style:parent-style-name="Standard">
      <style:text-properties officeooo:paragraph-rsid="0035b881"/>
    </style:style>
    <style:style style:name="P11" style:family="paragraph" style:parent-style-name="Standard">
      <style:text-properties officeooo:paragraph-rsid="0036de5d"/>
    </style:style>
    <style:style style:name="P12" style:family="paragraph" style:parent-style-name="Standard">
      <style:text-properties officeooo:paragraph-rsid="003dc4de"/>
    </style:style>
    <style:style style:name="P13" style:family="paragraph" style:parent-style-name="Standard">
      <style:text-properties officeooo:paragraph-rsid="003ef973"/>
    </style:style>
    <style:style style:name="P14" style:family="paragraph" style:parent-style-name="Standard">
      <style:text-properties officeooo:paragraph-rsid="00409b58"/>
    </style:style>
    <style:style style:name="P15" style:family="paragraph" style:parent-style-name="Standard">
      <style:text-properties officeooo:paragraph-rsid="00417ef2"/>
    </style:style>
    <style:style style:name="P16" style:family="paragraph" style:parent-style-name="Standard">
      <style:text-properties officeooo:paragraph-rsid="00453784"/>
    </style:style>
    <style:style style:name="P17" style:family="paragraph" style:parent-style-name="Standard">
      <style:text-properties officeooo:paragraph-rsid="0049eecd"/>
    </style:style>
    <style:style style:name="P18" style:family="paragraph" style:parent-style-name="Standard">
      <style:text-properties officeooo:paragraph-rsid="00564520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 style:list-style-name=""/>
    <style:style style:name="P21" style:family="paragraph" style:parent-style-name="Heading_20_2">
      <style:paragraph-properties fo:break-before="page"/>
    </style:style>
    <style:style style:name="P22" style:family="paragraph" style:parent-style-name="Standard">
      <style:text-properties fo:font-weight="bold" officeooo:paragraph-rsid="0025ca99" style:font-weight-asian="bold" style:font-weight-complex="bold"/>
    </style:style>
    <style:style style:name="P23" style:family="paragraph" style:parent-style-name="Standard">
      <style:text-properties officeooo:paragraph-rsid="005cfb8d"/>
    </style:style>
    <style:style style:name="P24" style:family="paragraph" style:parent-style-name="Standard">
      <style:text-properties officeooo:paragraph-rsid="00353f21"/>
    </style:style>
    <style:style style:name="P25" style:family="paragraph" style:parent-style-name="Standard">
      <style:text-properties officeooo:paragraph-rsid="005d0495"/>
    </style:style>
    <style:style style:name="P26" style:family="paragraph" style:parent-style-name="Standard">
      <style:text-properties officeooo:paragraph-rsid="00409b58"/>
    </style:style>
    <style:style style:name="P27" style:family="paragraph" style:parent-style-name="Standard">
      <style:text-properties officeooo:paragraph-rsid="00644b4f"/>
    </style:style>
    <style:style style:name="P28" style:family="paragraph" style:parent-style-name="Standard">
      <style:text-properties officeooo:paragraph-rsid="00656d9a"/>
    </style:style>
    <style:style style:name="P29" style:family="paragraph" style:parent-style-name="Standard">
      <style:text-properties officeooo:paragraph-rsid="00669ead"/>
    </style:style>
    <style:style style:name="T1" style:family="text">
      <style:text-properties officeooo:rsid="00140c3e"/>
    </style:style>
    <style:style style:name="T2" style:family="text">
      <style:text-properties officeooo:rsid="001493b0"/>
    </style:style>
    <style:style style:name="T3" style:family="text">
      <style:text-properties officeooo:rsid="00164de7"/>
    </style:style>
    <style:style style:name="T4" style:family="text">
      <style:text-properties officeooo:rsid="00199a03"/>
    </style:style>
    <style:style style:name="T5" style:family="text">
      <style:text-properties officeooo:rsid="001b2d20"/>
    </style:style>
    <style:style style:name="T6" style:family="text">
      <style:text-properties officeooo:rsid="001ce045"/>
    </style:style>
    <style:style style:name="T7" style:family="text">
      <style:text-properties officeooo:rsid="001e317d"/>
    </style:style>
    <style:style style:name="T8" style:family="text">
      <style:text-properties officeooo:rsid="001f1549"/>
    </style:style>
    <style:style style:name="T9" style:family="text">
      <style:text-properties officeooo:rsid="001f8611"/>
    </style:style>
    <style:style style:name="T10" style:family="text">
      <style:text-properties officeooo:rsid="0020bf0a"/>
    </style:style>
    <style:style style:name="T11" style:family="text">
      <style:text-properties officeooo:rsid="002237f0"/>
    </style:style>
    <style:style style:name="T12" style:family="text">
      <style:text-properties officeooo:rsid="00255d8a"/>
    </style:style>
    <style:style style:name="T13" style:family="text">
      <style:text-properties officeooo:rsid="0025ca9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53f21" style:font-weight-asian="bold" style:font-weight-complex="bold"/>
    </style:style>
    <style:style style:name="T16" style:family="text">
      <style:text-properties officeooo:rsid="0028566c"/>
    </style:style>
    <style:style style:name="T17" style:family="text">
      <style:text-properties officeooo:rsid="0029fc85"/>
    </style:style>
    <style:style style:name="T18" style:family="text">
      <style:text-properties officeooo:rsid="002bd92b"/>
    </style:style>
    <style:style style:name="T19" style:family="text">
      <style:text-properties officeooo:rsid="002db52c"/>
    </style:style>
    <style:style style:name="T20" style:family="text">
      <style:text-properties officeooo:rsid="002e7e12"/>
    </style:style>
    <style:style style:name="T21" style:family="text">
      <style:text-properties officeooo:rsid="002fc5d2"/>
    </style:style>
    <style:style style:name="T22" style:family="text">
      <style:text-properties officeooo:rsid="0030aadb"/>
    </style:style>
    <style:style style:name="T23" style:family="text">
      <style:text-properties officeooo:rsid="0031692d"/>
    </style:style>
    <style:style style:name="T24" style:family="text">
      <style:text-properties officeooo:rsid="00335705"/>
    </style:style>
    <style:style style:name="T25" style:family="text">
      <style:text-properties officeooo:rsid="00337dda"/>
    </style:style>
    <style:style style:name="T26" style:family="text">
      <style:text-properties officeooo:rsid="0034cea0"/>
    </style:style>
    <style:style style:name="T27" style:family="text">
      <style:text-properties officeooo:rsid="00353f21"/>
    </style:style>
    <style:style style:name="T28" style:family="text">
      <style:text-properties officeooo:rsid="0035b881"/>
    </style:style>
    <style:style style:name="T29" style:family="text">
      <style:text-properties officeooo:rsid="001b07fe"/>
    </style:style>
    <style:style style:name="T30" style:family="text">
      <style:text-properties officeooo:rsid="00169532"/>
    </style:style>
    <style:style style:name="T31" style:family="text">
      <style:text-properties officeooo:rsid="0036de5d"/>
    </style:style>
    <style:style style:name="T32" style:family="text">
      <style:text-properties officeooo:rsid="0039b7ee"/>
    </style:style>
    <style:style style:name="T33" style:family="text">
      <style:text-properties officeooo:rsid="003b0ac7"/>
    </style:style>
    <style:style style:name="T34" style:family="text">
      <style:text-properties officeooo:rsid="003b3af0"/>
    </style:style>
    <style:style style:name="T35" style:family="text">
      <style:text-properties officeooo:rsid="003c2598"/>
    </style:style>
    <style:style style:name="T36" style:family="text">
      <style:text-properties officeooo:rsid="003dc4de"/>
    </style:style>
    <style:style style:name="T37" style:family="text">
      <style:text-properties officeooo:rsid="003ef973"/>
    </style:style>
    <style:style style:name="T38" style:family="text">
      <style:text-properties officeooo:rsid="00409b58"/>
    </style:style>
    <style:style style:name="T39" style:family="text">
      <style:text-properties officeooo:rsid="00295c17"/>
    </style:style>
    <style:style style:name="T40" style:family="text">
      <style:text-properties officeooo:rsid="004b520b"/>
    </style:style>
    <style:style style:name="T41" style:family="text">
      <style:text-properties officeooo:rsid="0027c72b"/>
    </style:style>
    <style:style style:name="T42" style:family="text">
      <style:text-properties officeooo:rsid="0029e9b8"/>
    </style:style>
    <style:style style:name="T43" style:family="text">
      <style:text-properties officeooo:rsid="002a3811"/>
    </style:style>
    <style:style style:name="T44" style:family="text">
      <style:text-properties officeooo:rsid="002afa5b"/>
    </style:style>
    <style:style style:name="T45" style:family="text">
      <style:text-properties officeooo:rsid="00417ef2"/>
    </style:style>
    <style:style style:name="T46" style:family="text">
      <style:text-properties officeooo:rsid="00434af0"/>
    </style:style>
    <style:style style:name="T47" style:family="text">
      <style:text-properties officeooo:rsid="00453784"/>
    </style:style>
    <style:style style:name="T48" style:family="text">
      <style:text-properties officeooo:rsid="0046c7c2"/>
    </style:style>
    <style:style style:name="T49" style:family="text">
      <style:text-properties officeooo:rsid="004850b4"/>
    </style:style>
    <style:style style:name="T50" style:family="text">
      <style:text-properties officeooo:rsid="00495b76"/>
    </style:style>
    <style:style style:name="T51" style:family="text">
      <style:text-properties officeooo:rsid="0049eecd"/>
    </style:style>
    <style:style style:name="T52" style:family="text">
      <style:text-properties officeooo:rsid="004b125f"/>
    </style:style>
    <style:style style:name="T53" style:family="text">
      <style:text-properties officeooo:rsid="004cfe83"/>
    </style:style>
    <style:style style:name="T54" style:family="text">
      <style:text-properties officeooo:rsid="004ecd20"/>
    </style:style>
    <style:style style:name="T55" style:family="text">
      <style:text-properties officeooo:rsid="005068d9"/>
    </style:style>
    <style:style style:name="T56" style:family="text">
      <style:text-properties officeooo:rsid="00514e2d"/>
    </style:style>
    <style:style style:name="T57" style:family="text">
      <style:text-properties officeooo:rsid="00529184"/>
    </style:style>
    <style:style style:name="T58" style:family="text">
      <style:text-properties officeooo:rsid="0053defc"/>
    </style:style>
    <style:style style:name="T59" style:family="text">
      <style:text-properties officeooo:rsid="0053f4b4"/>
    </style:style>
    <style:style style:name="T60" style:family="text">
      <style:text-properties officeooo:rsid="00556e58"/>
    </style:style>
    <style:style style:name="T61" style:family="text">
      <style:text-properties officeooo:rsid="00560a8a"/>
    </style:style>
    <style:style style:name="T62" style:family="text">
      <style:text-properties officeooo:rsid="00564520"/>
    </style:style>
    <style:style style:name="T63" style:family="text">
      <style:text-properties officeooo:rsid="0057c351"/>
    </style:style>
    <style:style style:name="T64" style:family="text">
      <style:text-properties officeooo:rsid="005925aa"/>
    </style:style>
    <style:style style:name="T65" style:family="text">
      <style:text-properties officeooo:rsid="005a5b76"/>
    </style:style>
    <style:style style:name="T66" style:family="text">
      <style:text-properties officeooo:rsid="005cfb8d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officeooo:rsid="005d0495"/>
    </style:style>
    <style:style style:name="T69" style:family="text">
      <style:text-properties officeooo:rsid="005eedc8"/>
    </style:style>
    <style:style style:name="T70" style:family="text">
      <style:text-properties officeooo:rsid="005f64fc"/>
    </style:style>
    <style:style style:name="T71" style:family="text">
      <style:text-properties officeooo:rsid="00610e98"/>
    </style:style>
    <style:style style:name="T72" style:family="text">
      <style:text-properties officeooo:rsid="00615da8"/>
    </style:style>
    <style:style style:name="T73" style:family="text">
      <style:text-properties officeooo:rsid="00631c08"/>
    </style:style>
    <style:style style:name="T74" style:family="text">
      <style:text-properties officeooo:rsid="00644b4f"/>
    </style:style>
    <style:style style:name="T75" style:family="text">
      <style:text-properties officeooo:rsid="002cc7ca"/>
    </style:style>
    <style:style style:name="T76" style:family="text">
      <style:text-properties officeooo:rsid="00656d9a"/>
    </style:style>
    <style:style style:name="T77" style:family="text">
      <style:text-properties officeooo:rsid="005d9035"/>
    </style:style>
    <style:style style:name="T78" style:family="text">
      <style:text-properties officeooo:rsid="00669ead"/>
    </style:style>
    <style:style style:name="T79" style:family="text">
      <style:text-properties officeooo:rsid="00670360"/>
    </style:style>
    <style:style style:name="T80" style:family="text">
      <style:text-properties officeooo:rsid="0067b489"/>
    </style:style>
    <style:style style:name="T81" style:family="text">
      <style:text-properties officeooo:rsid="006960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mmetry and degeneracy</text:p>
      <text:p text:style-name="Standard"/>
      <text:p text:style-name="Standard">We live in a world which is almost, but not quite, symmetric. The Earth is round,<text:span text:style-name="T11"> </text:span>nearly, and moves in an orbit around the Sun which is circular, almost.</text:p>
      <text:p text:style-name="P5"/>
      <text:p text:style-name="P5">Our Galaxy<text:span text:style-name="T11"> </text:span>looks roughly like a spiral. Human beings and most animals have a left–right<text:span text:style-name="T11"> </text:span>symmetry; the left-hand side looks the same as the right-hand side, more or less.</text:p>
      <text:p text:style-name="Standard"/>
      <text:p text:style-name="Standard">Starfish have a pentagonal symmetry, table salt has a cubic symmetry, and in general<text:span text:style-name="T11"> n</text:span>ature abounds in geometrical shapes of various kinds.</text:p>
      <text:p text:style-name="Standard"/>
      <text:p text:style-name="Standard">The symmetry which is apparent in large structures (animals, planets, galaxies, ...)<text:span text:style-name="T11"> </text:span>is even more evident at the very small scales that are the domain of quantum physics.</text:p>
      <text:p text:style-name="Standard"/>
      <text:p text:style-name="Standard">Symmetries appear in the arrangement of atoms in solids, in the arrangement of<text:span text:style-name="T11"> </text:span>electrons in atoms, and in the structure of the nucleus. Symmetry principles are<text:span text:style-name="T11"> </text:span>especially important for understanding the variety and behavior of the elementary<text:span text:style-name="T11"> </text:span>particles, out of which all larger structures are built.</text:p>
      <text:p text:style-name="Standard"/>
      <text:p text:style-name="Standard">The mathematical expression of a geometrical symmetry is an invariance under<text:span text:style-name="T11"> </text:span>some transformation of coordinates. Let us consider some examples which will be<text:span text:style-name="T11"> </text:span>important:</text:p>
      <text:p text:style-name="Standard"/>
      <text:p text:style-name="P7">Reflection symmetry. </text:p>
      <text:p text:style-name="P6">A stick-figure sketch is shown in figure 10.1. Suppose we<text:span text:style-name="T11"> </text:span>assign to every point on the sketch a set of coordinates (x,y) in the coordinate<text:span text:style-name="T11"> </text:span>system shown, and then suppose that every point on the sketch is moved to<text:span text:style-name="T11"> </text:span>another point<text:span text:style-name="T12"> [1 - 3] </text:span>according to the rule<text:span text:style-name="T12"> [4 - 5] </text:span>where <text:span text:style-name="T12">(</text:span>a and b<text:span text:style-name="T12">)</text:span> are constants. This is an example of a transformation of<text:span text:style-name="T12"> </text:span>coordinates, known as a translation. Under this transformation, the whole<text:span text:style-name="T11"> </text:span>figure is moved to somewhere else in the plane, as shown in figure 10.1. This is<text:span text:style-name="T11"> </text:span>not an <text:soft-page-break/>invariance of the sketch, since the transformed sketch can be<text:span text:style-name="T11"> </text:span>distinguished, by its new position, from the original sketch. So we say that the<text:span text:style-name="T10"> </text:span>translations <text:span text:style-name="T12">[4 - 5]</text:span> are not a symmetry of the figure. On the other hand,<text:span text:style-name="T10"> </text:span>suppose every point (x′, y′) on the original sketch were moved to a new point<text:span text:style-name="T10"> </text:span>(x′, y′) according to the rule<text:span text:style-name="T13"> [1 - 2]. [4 - 5]</text:span></text:p>
      <text:p text:style-name="P5"/>
      <text:p text:style-name="Standard">This transformation replaces the right-hand side of the figure by the left-hand<text:span text:style-name="T10"> </text:span>side, and vice versa. The transformed stick figure is indistinguishable from the<text:span text:style-name="T10"> </text:span>original figure, and it is therefore said to be symmetric under left–right<text:span text:style-name="T10"> </text:span><text:span text:style-name="T14">reflection</text:span>.</text:p>
      <text:p text:style-name="Standard"/>
      <text:p text:style-name="P7">Periodicity </text:p>
      <text:p text:style-name="P6">(symmetry under finite translations). Consider next the sine wave<text:span text:style-name="T10"> </text:span>shown in figure 10.2. In general, if we transform every point (x , y ) → (x′, y′)<text:span text:style-name="T10"> </text:span>according to the rule <text:span text:style-name="T13">[4 - 5]</text:span>, the figure will end up in a different place, and<text:span text:style-name="T10"> </text:span>thus be distinguishable from the untransformed figure. However, if we make<text:span text:style-name="T10"> </text:span>the transformation<text:span text:style-name="T13"> [6 - 7] </text:span>where <text:span text:style-name="T13">(</text:span>n<text:span text:style-name="T13">)</text:span> is an integer, then the new figure is the same as the old, due to the<text:span text:style-name="T10"> </text:span>periodicity of sine waves. These special translations are therefore a symmetry<text:span text:style-name="T10"> </text:span>of periodic functions, such as sine and cosine.</text:p>
      <text:p text:style-name="Standard"/>
      <text:p text:style-name="P7">Rotation symmetry. </text:p>
      <text:p text:style-name="P6">As a final example, consider the points on a circle of<text:span text:style-name="T10"> </text:span>radius <text:span text:style-name="T13">(</text:span>R<text:span text:style-name="T13">)</text:span>. Each point on the circle can be assigned polar coordinates (r, <text:span text:style-name="T13">t</text:span> ),<text:span text:style-name="T10"> </text:span>where <text:span text:style-name="T13">(</text:span>r = R<text:span text:style-name="T13">)</text:span> and <text:span text:style-name="T13">[t = </text:span>0 &lt; 2π<text:span text:style-name="T13">]</text:span>. A circle is obviously symmetric under arbitrary<text:span text:style-name="T10"> </text:span>rotations<text:span text:style-name="T13"> [8 - 9] </text:span>where <text:span text:style-name="T13">(</text:span>δ<text:span text:style-name="T13">t)</text:span> is any constant angle.</text:p>
      <text:p text:style-name="Standard"/>
      <text:p text:style-name="P23">Symmetries are important in quantum mechanics whenever the Hamiltonian<text:span text:style-name="T66"> (H)</text:span> is<text:span text:style-name="T10"> </text:span>invariant under some coordinate transformation<text:span text:style-name="T66">,</text:span><text:span text:style-name="T16"> [11 - 12]</text:span><text:span text:style-name="T66">,</text:span><text:span text:style-name="T16"> </text:span>where the word ‘invariant’ means that<text:span text:style-name="T66">,</text:span><text:span text:style-name="T16"> [13</text:span><text:span text:style-name="T17">]</text:span><text:span text:style-name="T66">.</text:span></text:p>
      <text:p text:style-name="Standard"/>
      <text:p text:style-name="Standard">Suppose O [a] (x) is an eigen state of <text:span text:style-name="T66">(</text:span>H~<text:span text:style-name="T66">),</text:span> <text:span text:style-name="T17">[13 - 15]</text:span><text:span text:style-name="T66">.</text:span></text:p>
      <text:p text:style-name="Standard"/>
      <text:p text:style-name="P23">If we relabel the coordinates <text:span text:style-name="T66">(</text:span>x → x<text:span text:style-name="T66">2)</text:span>,<text:span text:style-name="T18"> [14] </text:span>and then use the invariance of the Hamiltonian<text:span text:style-name="T66"> (H)</text:span> under <text:span text:style-name="T66">(</text:span>x<text:span text:style-name="T66">2</text:span> = f (x)<text:span text:style-name="T66"> )</text:span>, we find<text:span text:style-name="T18"> <text:s/>[15] </text:span>which proves that the transformed wave function<text:span text:style-name="T17"> [16]</text:span><text:span text:style-name="T18"> </text:span>is also an energy eigen state, with energy E [a] <text:s/>.</text:p>
      <text:p text:style-name="Standard"/>
      <text:p text:style-name="Standard">The reason that the symmetries of the Hamiltonian<text:span text:style-name="T66"> (H)</text:span> are important is that they are<text:span text:style-name="T10"> </text:span>invariably associated with conservation laws; i.e. the <text:soft-page-break/>expectation value of some<text:span text:style-name="T10"> </text:span>observable Q (different from the energy) is constant in time<text:span text:style-name="T17"> [17].</text:span></text:p>
      <text:p text:style-name="Standard"/>
      <text:p text:style-name="Standard">For example, symmetry of the Hamiltonian <text:span text:style-name="T66">(H) </text:span>with respect to arbitrary translations<text:span text:style-name="T10"> </text:span><text:span text:style-name="T19">[4 - 5]</text:span> is associated with conservation of momentum, and symmetry of the<text:span text:style-name="T10"> </text:span>Hamiltonian <text:span text:style-name="T66">(H) </text:span>with respect to rotations by an arbitrary angle <text:span text:style-name="T19">[8 - 9]</text:span> is associated<text:span text:style-name="T10"> </text:span>with conservation of angular momentum<text:span text:style-name="T66"> (L)</text:span>. It is always possible to choose the set of<text:span text:style-name="T10"> </text:span>energy eigen states {O [a] } to be eigen states not only of the Hamiltonian<text:span text:style-name="T66"> (H)</text:span>, but also of<text:span text:style-name="T10"> </text:span>some subset of the conserved observables, and the values of these observables can be<text:span text:style-name="T10"> </text:span>used to distinguish between different energy eigen states which may have the same<text:span text:style-name="T10"> </text:span>energy eigen value. This chapter will be devoted to some examples of symmetric<text:span text:style-name="T10"> </text:span>Hamiltonians<text:span text:style-name="T66"> (H)</text:span>, and their corresponding conservation laws.</text:p>
      <text:p text:style-name="Standard"/>
      <text:h text:style-name="P19" text:outline-level="1">The free particle and momentum conservation</text:h>
      <text:p text:style-name="Standard"/>
      <text:p text:style-name="Standard">The free particle Hamiltonian <text:span text:style-name="T66">(H) </text:span>in one dimension is invariant under arbitrary<text:span text:style-name="T10"> </text:span>translations<text:span text:style-name="T19"> [1] </text:span>because V (x<text:span text:style-name="T19">2</text:span>) = V (x) = 0 everywhere, and because<text:span text:style-name="T19"> [</text:span><text:span text:style-name="T66">2</text:span><text:span text:style-name="T19">].</text:span></text:p>
      <text:p text:style-name="Standard"/>
      <text:p text:style-name="Standard">Let us define a linear operator <text:span text:style-name="T20">(</text:span>T~<text:span text:style-name="T20">)</text:span>, which acts on functions by transforming the<text:span text:style-name="T10"> </text:span>coordinate<text:span text:style-name="T20"> [</text:span><text:span text:style-name="T66">3</text:span><text:span text:style-name="T20"> - </text:span><text:span text:style-name="T66">4</text:span><text:span text:style-name="T20">]</text:span><text:span text:style-name="T21">, then </text:span><text:span text:style-name="T66">substitute (T) into the Hamiltonian (H), </text:span><text:span text:style-name="T21">[</text:span><text:span text:style-name="T66">5</text:span><text:span text:style-name="T21"> - </text:span><text:span text:style-name="T66">7</text:span><text:span text:style-name="T21">]</text:span><text:span text:style-name="T22">.</text:span></text:p>
      <text:p text:style-name="Standard"/>
      <text:p text:style-name="Standard">From this equation, we see that the operator <text:span text:style-name="T22">(</text:span>T~<text:span text:style-name="T22">)</text:span> commutes with the Hamiltonian<text:span text:style-name="T66"> (H)</text:span><text:span text:style-name="T10"> </text:span>operator<text:span text:style-name="T66">,</text:span><text:span text:style-name="T22"> [</text:span><text:span text:style-name="T66">8</text:span><text:span text:style-name="T22"> - </text:span><text:span text:style-name="T66">9</text:span><text:span text:style-name="T22">].</text:span></text:p>
      <text:p text:style-name="Standard"/>
      <text:p text:style-name="P8">Now notice that<text:span text:style-name="T22"> [</text:span><text:span text:style-name="T66">1</text:span><text:span text:style-name="T22">0 - </text:span><text:span text:style-name="T66">14</text:span><text:span text:style-name="T22">] </text:span>which means that <text:span text:style-name="T22">(</text:span>T~<text:span text:style-name="T22">)</text:span> is the exponential of the momentum operator<text:span text:style-name="T66"> (p)</text:span>. Since <text:span text:style-name="T22">(</text:span>T~<text:span text:style-name="T22">)</text:span><text:span text:style-name="T10"> </text:span>commutes with <text:span text:style-name="T22">(</text:span>H~<text:span text:style-name="T22">)</text:span> for any displacement <text:span text:style-name="T22">(</text:span>a<text:span text:style-name="T22">)</text:span>, it follows that the momentum operator<text:span text:style-name="T9"> </text:span><text:span text:style-name="T22">(</text:span>p<text:span text:style-name="T22">~)</text:span> also commutes with <text:span text:style-name="T22">(</text:span>H<text:span text:style-name="T22">~)</text:span><text:span text:style-name="T66">. </text:span>This is easy to check for the free particle Hamiltonian<text:span text:style-name="T66"> (H)</text:span>, since <text:span text:style-name="T66">the Hamiltonian</text:span> <text:span text:style-name="T23">(H~</text:span><text:span text:style-name="T66">)</text:span>, and <text:span text:style-name="T66">the momentum </text:span><text:span text:style-name="T23">(</text:span>p<text:span text:style-name="T66">~</text:span><text:span text:style-name="T23">)</text:span><text:span text:style-name="T9"> </text:span>commutes with <text:span text:style-name="T66">momentum squared </text:span><text:span text:style-name="T23">(</text:span>p~<text:span text:style-name="T23">^</text:span>2<text:span text:style-name="T23">)</text:span><text:span text:style-name="T66">, [15 - 16]</text:span>.</text:p>
      <text:p text:style-name="Standard"/>
      <text:p text:style-name="Standard">In <text:span text:style-name="T66">the</text:span> discussion of the time-energy uncertainty relation, we found an<text:span text:style-name="T9"> </text:span>equation of motion for expectation values<text:span text:style-name="T66"> &lt;Q&gt;,</text:span><text:span text:style-name="T23"> [</text:span><text:span text:style-name="T66">17</text:span><text:span text:style-name="T23"> - </text:span><text:span text:style-name="T66">19</text:span><text:span text:style-name="T23">].</text:span></text:p>
      <text:p text:style-name="Standard"/>
      <text:p text:style-name="P23">It follows that if a Hermitian operator commutes with the Hamiltonian<text:span text:style-name="T66"> (H)</text:span>, the<text:span text:style-name="T9"> </text:span>corresponding observable is conserved<text:span text:style-name="T66">,</text:span><text:span text:style-name="T23"> [</text:span><text:span text:style-name="T66">17 - 19</text:span><text:span text:style-name="T23">].</text:span></text:p>
      <text:p text:style-name="Standard"/>
      <text:p text:style-name="Standard">In the special case of the free particle, we therefore have conservation of momentum<text:span text:style-name="T23"> </text:span><text:span text:style-name="T66">(p), </text:span><text:span text:style-name="T23">[</text:span><text:span text:style-name="T66">19</text:span><text:span text:style-name="T23">].</text:span></text:p>
      <text:p text:style-name="Standard"/>
      <text:p text:style-name="Standard">We have already noted that the energies of the free particle are two-fold degenerate;<text:span text:style-name="T9"> </text:span>i.e. for each energy <text:span text:style-name="T66">(</text:span>E<text:span text:style-name="T66">)</text:span> there are two linearly independent states with the same energy<text:span text:style-name="T66"> (E)</text:span>,<text:span text:style-name="T9"> </text:span>and any linear combination of those two states<text:span text:style-name="T24"> [</text:span><text:span text:style-name="T66">24 - 22</text:span><text:span text:style-name="T24">], </text:span>is also an eigen state with energy <text:span text:style-name="T24">(</text:span>E<text:span text:style-name="T24">)</text:span>. However, since <text:span text:style-name="T24">(</text:span>p~<text:span text:style-name="T24">)</text:span> commutes with <text:span text:style-name="T24">(</text:span>H~<text:span text:style-name="T24">)</text:span>, it follows<text:span text:style-name="T9"> </text:span>from the commutator theorem that energy <text:span text:style-name="T24">(</text:span>E<text:span text:style-name="T24">)</text:span> and momentum <text:span text:style-name="T24">(</text:span>p<text:span text:style-name="T24">)</text:span> are simultaneously<text:span text:style-name="T9"> </text:span>observable. This means that we can choose the complete set of energy <text:soft-page-break/>eigen states<text:span text:style-name="T9"> </text:span>{O [a] } to be eigen states of <text:span text:style-name="T24">(</text:span>H~<text:span text:style-name="T24">)</text:span> and <text:span text:style-name="T24">(</text:span>p~<text:span text:style-name="T24">)</text:span> , which is<text:span text:style-name="T24"> [</text:span><text:span text:style-name="T66">23</text:span><text:span text:style-name="T24"> - </text:span><text:span text:style-name="T66">24</text:span><text:span text:style-name="T24">].</text:span></text:p>
      <text:p text:style-name="Standard"/>
      <text:p text:style-name="Standard">Each value of the momentum p singles out one and only one energy eigen state O<text:span text:style-name="T24"> [</text:span>p<text:span text:style-name="T24">] </text:span>(x ),<text:span text:style-name="T9"> </text:span>whereas an energy eigen value, by itself, is not enough to specify the state uniquely.</text:p>
      <text:p text:style-name="Standard"/>
      <text:h text:style-name="P19" text:outline-level="1">Parity</text:h>
      <text:p text:style-name="P9"><text:span text:style-name="T27">Recall the parity transformation (</text:span><text:span text:style-name="T26">x2 = x) </text:span><text:span text:style-name="T24">[</text:span><text:span text:style-name="T66">8</text:span><text:span text:style-name="T24">]</text:span><text:span text:style-name="T27"> which is a left–right reflection</text:span><text:span text:style-name="T28"> </text:span><text:span text:style-name="T66">symmetry </text:span><text:span text:style-name="T28">[4 - 5]</text:span><text:span text:style-name="T27"> of the x-axis. <text:s/>The various types of potentials V(x), [</text:span><text:span text:style-name="T66">1 - 7</text:span><text:span text:style-name="T27">], are invariant under the parity transformation.</text:span></text:p>
      <text:p text:style-name="Standard"/>
      <text:p text:style-name="P23">The kinetic energy<text:span text:style-name="T66"> (KE)</text:span> term of the<text:span text:style-name="T8"> Hamiltonian</text:span><text:span text:style-name="T66"> (H)</text:span> is also invariant under this transformation, since<text:span text:style-name="T24"> [</text:span><text:span text:style-name="T66">9</text:span><text:span text:style-name="T24"> - </text:span><text:span text:style-name="T66">11</text:span><text:span text:style-name="T24">]</text:span><text:span text:style-name="T25"> </text:span>therefore the Hamiltonian<text:span text:style-name="T66">s (H)</text:span> of the free particle, the harmonic oscillator, and the finite<text:span text:style-name="T8"> </text:span>square well are invariant under the parity transformation. </text:p>
      <text:p text:style-name="P9"/>
      <text:p text:style-name="P9"><text:span text:style-name="T27">By d</text:span>efin<text:span text:style-name="T27">ing</text:span> <text:span text:style-name="T27">a</text:span> parity operator<text:span text:style-name="T8"> </text:span><text:span text:style-name="T28">(P~), [</text:span><text:span text:style-name="T66">12</text:span><text:span text:style-name="T28">] </text:span>as the linear operator<text:span text:style-name="T25"> </text:span><text:span text:style-name="T15">... our goal is ??? ... </text:span></text:p>
      <text:p text:style-name="P9"/>
      <text:p text:style-name="P10">Once again, we see that<text:span text:style-name="T28"> the parity operator (P~) and Hamiltonian (H~) [</text:span><text:span text:style-name="T66">13 - 16</text:span><text:span text:style-name="T28">] commute [</text:span><text:span text:style-name="T66">17</text:span><text:span text:style-name="T28"> - </text:span><text:span text:style-name="T66">18</text:span><text:span text:style-name="T28">], and thus the parity operator (P~) and Hamiltonian (H~) are zero [</text:span><text:span text:style-name="T66">17</text:span><text:span text:style-name="T28">], and that parity is conserved [</text:span><text:span text:style-name="T66">18</text:span><text:span text:style-name="T28">].</text:span></text:p>
      <text:p text:style-name="Standard"/>
      <text:p text:style-name="Standard">It is easy to show that parity is a Hermitian operator.</text:p>
      <text:p text:style-name="Standard"/>
      <text:p text:style-name="P11">Suppose <text:span text:style-name="T30">O</text:span><text:span text:style-name="T29"> [b]</text:span> is an eigen state of the parity operator <text:span text:style-name="T31">(P~) </text:span>with eigen value <text:span text:style-name="T31">(b), [</text:span><text:span text:style-name="T66">19</text:span><text:span text:style-name="T31">]. </text:span>Then<text:span text:style-name="T31"> [</text:span><text:span text:style-name="T66">20 - 21</text:span><text:span text:style-name="T31">], while the reverse is</text:span>,<text:span text:style-name="T31"> [</text:span><text:span text:style-name="T66">22</text:span><text:span text:style-name="T31"> - </text:span><text:span text:style-name="T66">23</text:span><text:span text:style-name="T31">]. </text:span>Comparing the last two equations, we see that<text:span text:style-name="T66"> (b^2) is (+/-), </text:span><text:span text:style-name="T31">[</text:span><text:span text:style-name="T66">24</text:span><text:span text:style-name="T31"> - </text:span><text:span text:style-name="T66">25</text:span><text:span text:style-name="T31">].</text:span></text:p>
      <text:p text:style-name="Standard"/>
      <text:p text:style-name="Standard"><text:span text:style-name="T66">E</text:span>igen states with <text:span text:style-name="T32">(b</text:span> = +1<text:span text:style-name="T32">)</text:span> are known as ‘even-parity’ eigen states<text:span text:style-name="T66"> (O)</text:span>, denoted O+<text:span text:style-name="T32"> </text:span>(x), and<text:span text:style-name="T8"> </text:span>have the property<text:span text:style-name="T32"> [2</text:span><text:span text:style-name="T68">6</text:span><text:span text:style-name="T32"> - </text:span><text:span text:style-name="T68">27</text:span><text:span text:style-name="T32">], </text:span>while eigen states with <text:span text:style-name="T32">(b</text:span> = −1<text:span text:style-name="T32">)</text:span> are known as ‘odd-parity’ eigen states, denoted O−<text:span text:style-name="T32"> </text:span>(x),<text:span text:style-name="T8"> </text:span>with the property<text:span text:style-name="T32"> [</text:span><text:span text:style-name="T68">28</text:span><text:span text:style-name="T32"> - </text:span><text:span text:style-name="T68">29</text:span><text:span text:style-name="T32">]. </text:span></text:p>
      <text:p text:style-name="Standard"/>
      <text:p text:style-name="P25">By the commutator theorem, the Hamiltonian operator<text:span text:style-name="T32"> (H~)</text:span> and the parity operator <text:span text:style-name="T32">(P~) </text:span>have<text:span text:style-name="T8"> </text:span>a common set of eigen states. We have already seen that every energy<text:span text:style-name="T8"> </text:span>eigen state <text:span text:style-name="T68">(O) </text:span>of the finite square well was either an even parity state, or an odd parity<text:span text:style-name="T8"> </text:span>state. The same is true for the energy eigen states <text:span text:style-name="T68">(O) </text:span>of the harmonic oscillator. The<text:span text:style-name="T8"> </text:span>harmonic oscillator ground state O<text:span text:style-name="T32"> [</text:span>0<text:span text:style-name="T32">] </text:span>(x ) is a Gaussian function which is invariant<text:span text:style-name="T8"> </text:span>under <text:span text:style-name="T32">(</text:span>x <text:span text:style-name="T68">-&gt;</text:span> −x<text:span text:style-name="T32">)</text:span>; it is therefore an even-parity eigen state. The raising operator, on the<text:span text:style-name="T8"> </text:span>other hand transforms as<text:span text:style-name="T32"> [</text:span><text:span text:style-name="T68">30</text:span><text:span text:style-name="T32">].</text:span></text:p>
      <text:p text:style-name="Standard"/>
      <text:p text:style-name="Standard"><text:soft-page-break/>Using the general form for the harmonic oscillator eigen states<text:span text:style-name="T33"> [</text:span><text:span text:style-name="T68">31</text:span><text:span text:style-name="T33">] </text:span>it is clear that<text:span text:style-name="T33"> [</text:span><text:span text:style-name="T68">32</text:span><text:span text:style-name="T33"> - </text:span><text:span text:style-name="T68">33</text:span><text:span text:style-name="T33">], </text:span>and the energy eigen states are even-parity for <text:span text:style-name="T33">(</text:span>n<text:span text:style-name="T33">)</text:span> even, and odd-parity for <text:span text:style-name="T33">(</text:span>n<text:span text:style-name="T33">)</text:span> odd.</text:p>
      <text:p text:style-name="Standard"/>
      <text:p text:style-name="P23">Finally, the free particle Hamiltonian<text:span text:style-name="T66"> (H)</text:span> is invariant under parity<text:span text:style-name="T68"> (P)</text:span>, so there must be a<text:span text:style-name="T8"> </text:span>complete set of energy eigen states <text:span text:style-name="T68">(O) </text:span>which are also eigen states <text:span text:style-name="T68">(O) </text:span>of the parity operator<text:span text:style-name="T68"> (P)</text:span>.</text:p>
      <text:p text:style-name="Standard"/>
      <text:p text:style-name="P25">Note that the eigen states <text:span text:style-name="T68">(O) </text:span>of momentum <text:span text:style-name="T33">(p) </text:span>are not eigen states<text:span text:style-name="T68"> (O)</text:span> of parity<text:span text:style-name="T33"> </text:span><text:span text:style-name="T68">(P) </text:span><text:span text:style-name="T33">[</text:span><text:span text:style-name="T68">34</text:span><text:span text:style-name="T33"> - </text:span><text:span text:style-name="T68">35</text:span><text:span text:style-name="T33">]. </text:span>On the other hand, an energy eigen state <text:span text:style-name="T68">(O) </text:span>does not have to be a momentum <text:span text:style-name="T33">(p) </text:span>eigen state.</text:p>
      <text:p text:style-name="Standard"/>
      <text:p text:style-name="Standard">As we have seen, an eigen state of energy <text:span text:style-name="T33">(</text:span>E<text:span text:style-name="T33">)</text:span> has the general form<text:span text:style-name="T33"> [3</text:span><text:span text:style-name="T68">6</text:span><text:span text:style-name="T33">, </text:span><text:span text:style-name="T68">3</text:span><text:span text:style-name="T33">7]. </text:span>If O<text:span text:style-name="T33"> [</text:span>E<text:span text:style-name="T33">]</text:span> (x) is an even-parity eigen state, it requires that <text:span text:style-name="T33">(</text:span>a = b<text:span text:style-name="T33">)</text:span>, <text:span text:style-name="T33">[</text:span><text:span text:style-name="T68">38</text:span><text:span text:style-name="T33">] </text:span>or<text:span text:style-name="T33"> </text:span>while if OE (x) is an odd-parity eigen state, it means that <text:span text:style-name="T33">(</text:span>a = −b<text:span text:style-name="T33">)</text:span>,<text:span text:style-name="T33"> [</text:span><text:span text:style-name="T68">39</text:span><text:span text:style-name="T33">]. <text:s/></text:span>So a complete set of energy eigen states is given by the set<text:span text:style-name="T33"> </text:span>{<text:span text:style-name="T33"> </text:span>O<text:span text:style-name="T33"> [</text:span>E+<text:span text:style-name="T33">] </text:span>(x), O<text:span text:style-name="T33"> [</text:span>E−<text:span text:style-name="T33">] </text:span>(x)<text:span text:style-name="T33"> </text:span>}<text:span text:style-name="T68">, </text:span><text:span text:style-name="T33">[</text:span><text:span text:style-name="T68">40</text:span><text:span text:style-name="T33">].</text:span></text:p>
      <text:p text:style-name="Standard"/>
      <text:p text:style-name="Standard">This is complete because any energy eigen state of the form <text:span text:style-name="T34">[</text:span><text:span text:style-name="T68">3</text:span><text:span text:style-name="T34">7]</text:span> can be expressed<text:span text:style-name="T8"> </text:span>as a linear combination of O<text:span text:style-name="T34"> [</text:span>E+<text:span text:style-name="T34">]</text:span> and O<text:span text:style-name="T34"> [</text:span>E−<text:span text:style-name="T34">]</text:span>. Note that specifying the energy <text:span text:style-name="T34">(</text:span>E<text:span text:style-name="T34">)</text:span>, and the<text:span text:style-name="T8"> </text:span>parity <text:span text:style-name="T34">(</text:span>±1<text:span text:style-name="T34">)</text:span>, determines the energy eigen state uniquely.</text:p>
      <text:p text:style-name="Standard"/>
      <text:p text:style-name="P23">It may seem odd that an eigen state of momentum is not an eigen state of parity<text:span text:style-name="T8"> </text:span>(and vice versa). After all, both are associated with coordinate transformations<text:span text:style-name="T8"> </text:span>which are symmetries of the free particle Hamiltonian<text:span text:style-name="T66"> (H)</text:span>. However, the order of these<text:span text:style-name="T8"> </text:span>transformations is important. Suppose we have a particle at point <text:span text:style-name="T34">(</text:span>x<text:span text:style-name="T34">)</text:span>. If we first make<text:span text:style-name="T8"> </text:span>a translation <text:span text:style-name="T34">(</text:span>x<text:span text:style-name="T34">2</text:span> = x + a<text:span text:style-name="T34">)</text:span>, and then a transformation <text:span text:style-name="T34">(</text:span>x<text:span text:style-name="T34">3</text:span> = −x<text:span text:style-name="T34">2)</text:span>, the particle winds up<text:span text:style-name="T8"> </text:span>at coordinates <text:span text:style-name="T34">(</text:span>x<text:span text:style-name="T34">3</text:span> = −x − a<text:span text:style-name="T34">)</text:span>. On the other hand, if we make these transformations in<text:span text:style-name="T8"> </text:span>reverse order, first <text:span text:style-name="T34">(</text:span>x<text:span text:style-name="T34">2</text:span> = −x<text:span text:style-name="T34">)</text:span> and then <text:span text:style-name="T34">(</text:span>x<text:span text:style-name="T34">3</text:span> = x<text:span text:style-name="T34">2</text:span> + a<text:span text:style-name="T34">)</text:span>, the particle ends up at<text:span text:style-name="T8"> </text:span><text:span text:style-name="T34">(</text:span>x<text:span text:style-name="T34">3</text:span> = −x + a<text:span text:style-name="T34">)</text:span>, which is a different point. It is not surprising, then, that the<text:span text:style-name="T8"> </text:span>momentum operator <text:span text:style-name="T34">(</text:span>p~<text:span text:style-name="T34">)</text:span> and the parity operator <text:span text:style-name="T34">(</text:span>p~<text:span text:style-name="T34">)</text:span> do not commute:<text:span text:style-name="T34"> [</text:span><text:span text:style-name="T68">42</text:span><text:span text:style-name="T34"> - </text:span><text:span text:style-name="T68">44</text:span><text:span text:style-name="T34">], since the momentum operator (p~) and the parity operator (P~) are not zero, [</text:span><text:span text:style-name="T68">45</text:span><text:span text:style-name="T34">], </text:span>it follows that <text:span text:style-name="T34">(P</text:span>~<text:span text:style-name="T34">)</text:span> and <text:span text:style-name="T34">(</text:span>p~<text:span text:style-name="T34">)</text:span> cannot have the same set of eigen states. There are two lessons<text:span text:style-name="T7"> </text:span>to be learned from this:</text:p>
      <text:p text:style-name="Standard"/>
      <text:p text:style-name="Standard">1. When the order of symmetry transformations is important, then the</text:p>
      <text:p text:style-name="Standard">operators associated with those transformations do not commute.</text:p>
      <text:p text:style-name="Standard"><text:soft-page-break/></text:p>
      <text:p text:style-name="P23">2. When two (or more) operators commute with the Hamiltonian<text:span text:style-name="T66"> (H)</text:span>, but not with<text:span text:style-name="T7"> </text:span>each other, there are always degenerate energy eigen values.</text:p>
      <text:p text:style-name="Standard"/>
      <text:p text:style-name="Standard"/>
      <text:h text:style-name="P19" text:outline-level="1">The particle in a square</text:h>
      <text:p text:style-name="Standard"/>
      <text:p text:style-name="Standard">As a second example of the two principles stated above, we consider a two-dimensional problem: a particle moving freely inside a square of length <text:span text:style-name="T69">(</text:span>L<text:span text:style-name="T69">)</text:span>, whose<text:span text:style-name="T7"> </text:span>lower left-hand corner is located at the point <text:span text:style-name="T35">(0, 0)</text:span>. The symmetries of a<text:span text:style-name="T35"> </text:span>square include: reflection of the x-axis around the point <text:span text:style-name="T35">(</text:span>x = L<text:span text:style-name="T35"> </text:span>/<text:span text:style-name="T35"> </text:span>2<text:span text:style-name="T35">)</text:span>:<text:span text:style-name="T35"> [80], </text:span>reflection of the y-axis around <text:span text:style-name="T35">(</text:span>y = L<text:span text:style-name="T35"> </text:span>/<text:span text:style-name="T35"> </text:span>2<text:span text:style-name="T35">), [1</text:span><text:span text:style-name="T69"> - 2</text:span><text:span text:style-name="T35">] </text:span>and the interchange of coordinates<text:span text:style-name="T35"> [3 - 4], </text:span>which is equivalent to a reflection around the line <text:span text:style-name="T35">(</text:span>x = y<text:span text:style-name="T35">)</text:span>.</text:p>
      <text:p text:style-name="Standard"/>
      <text:p text:style-name="Standard">The Hamiltonian<text:span text:style-name="T35"> (H~)</text:span> for a particle of mass <text:span text:style-name="T35">(</text:span>m<text:span text:style-name="T35">)</text:span> moving in the square is<text:span text:style-name="T35"> [</text:span><text:span text:style-name="T69">5</text:span><text:span text:style-name="T35">], </text:span>where<text:span text:style-name="T35"> the potential V(x)</text:span><text:span text:style-name="T69">,</text:span><text:span text:style-name="T35"> [6 - 9]. </text:span></text:p>
      <text:p text:style-name="Standard"/>
      <text:p text:style-name="P23">The variables in the Hamiltonian<text:span text:style-name="T66"> (H)</text:span> are separable<text:span text:style-name="T35"> [</text:span><text:span text:style-name="T69">1</text:span><text:span text:style-name="T35">0, </text:span><text:span text:style-name="T69">1</text:span><text:span text:style-name="T35">1 - </text:span><text:span text:style-name="T69">1</text:span><text:span text:style-name="T35">2], </text:span>so the method of separation of variables<text:span text:style-name="T35"> for an energy eigen state [</text:span><text:span text:style-name="T69">1</text:span><text:span text:style-name="T35">3] </text:span>can be applied to solve the time-independent Schrödinger equation<text:span text:style-name="T35"> [</text:span><text:span text:style-name="T69">1</text:span><text:span text:style-name="T35">4 -</text:span><text:span text:style-name="T69">16</text:span><text:span text:style-name="T35">].</text:span></text:p>
      <text:p text:style-name="Standard"/>
      <text:p text:style-name="P12">We obtain<text:span text:style-name="T36"> [</text:span><text:span text:style-name="T69">1</text:span><text:span text:style-name="T36">5</text:span><text:span text:style-name="T69"> - 16</text:span><text:span text:style-name="T36">] </text:span>and dividing by O<text:span text:style-name="T36"> </text:span>(x, y) on both sides<text:span text:style-name="T36"> </text:span><text:span text:style-name="T70">[19].</text:span></text:p>
      <text:p text:style-name="Standard"/>
      <text:p text:style-name="P12">Since the first ratio is only a function of <text:span text:style-name="T36">(</text:span>x<text:span text:style-name="T36">)</text:span>, and the second is only a function of <text:span text:style-name="T36">(</text:span>y<text:span text:style-name="T36">)</text:span>, the<text:span text:style-name="T7"> </text:span>only way that the sum of the two ratios can be a constant, for all values of <text:span text:style-name="T36">(</text:span>x and y<text:span text:style-name="T36">)</text:span>, is<text:span text:style-name="T7"> </text:span>if each ratio is a constant, i.e.<text:span text:style-name="T36"> [</text:span><text:span text:style-name="T70">17</text:span><text:span text:style-name="T36"> - </text:span><text:span text:style-name="T70">1</text:span><text:span text:style-name="T36">8]</text:span></text:p>
      <text:p text:style-name="P12"/>
      <text:p text:style-name="P13">In this way the two-dimensional equation has been reduced to two one-dimensional<text:span text:style-name="T7"> </text:span>equations, each of which is identical to the Schrödinger equation for a particle in a<text:span text:style-name="T7"> </text:span>tube, and which have the same solutions<text:span text:style-name="T37"> </text:span><text:span text:style-name="T36">[</text:span><text:span text:style-name="T70">20</text:span><text:span text:style-name="T36"> - 2</text:span><text:span text:style-name="T70">1</text:span><text:span text:style-name="T36">]</text:span><text:span text:style-name="T38">.</text:span></text:p>
      <text:p text:style-name="Standard"/>
      <text:p text:style-name="P14">A complete set of energy eigen states is then<text:span text:style-name="T38"> </text:span><text:span text:style-name="T39">{ </text:span><text:span text:style-name="T30">O</text:span><text:span text:style-name="T39">[n</text:span><text:span text:style-name="T40">, </text:span><text:span text:style-name="T39">m]</text:span><text:span text:style-name="T41"> (</text:span><text:span text:style-name="T39">x, </text:span><text:span text:style-name="T41">y)</text:span><text:span text:style-name="T39">, E [n,</text:span><text:span text:style-name="T40"> </text:span><text:span text:style-name="T39">m] }</text:span><text:span text:style-name="T38">, [</text:span><text:span text:style-name="T70">28</text:span><text:span text:style-name="T38">].</text:span></text:p>
      <text:p text:style-name="Standard"/>
      <text:p text:style-name="P14">The energies E<text:span text:style-name="T38">[</text:span>n<text:span text:style-name="T38">, </text:span>m<text:span text:style-name="T38">]</text:span> are two-fold degenerate for <text:span text:style-name="T38">(</text:span>n ≠ m<text:span text:style-name="T38">)</text:span>, since<text:span text:style-name="T38"> </text:span><text:span text:style-name="T42">E [n m] = E <text:s/>[m n]</text:span><text:span text:style-name="T38">, [</text:span><text:span text:style-name="T71">29</text:span><text:span text:style-name="T38">]</text:span></text:p>
      <text:h text:style-name="P20" text:outline-level="2"/>
      <text:h text:style-name="P21" text:outline-level="2">Rotations About an Axis</text:h>
      <text:p text:style-name="Standard"/>
      <text:p text:style-name="Standard">Since the Hamiltonian <text:s/><text:span text:style-name="T38">(</text:span>H~<text:span text:style-name="T38">)</text:span> is invariant under reflections of the x-axis around the point<text:span text:style-name="T6"> </text:span><text:span text:style-name="T38">(</text:span>x = L/2<text:span text:style-name="T38">)</text:span>, and reflections of the y-axis around <text:span text:style-name="T38">(</text:span>y = L/2<text:span text:style-name="T38">)</text:span>, we define the corresponding<text:span text:style-name="T6"> </text:span>operators<text:span text:style-name="T38"> [</text:span><text:span text:style-name="T71">30</text:span><text:span text:style-name="T38"> - </text:span><text:span text:style-name="T71">31</text:span><text:span text:style-name="T38">].</text:span></text:p>
      <text:p text:style-name="Standard"/>
      <text:p text:style-name="P14">It is easy to see that <text:span text:style-name="T38">(</text:span><text:span text:style-name="T43">Rx</text:span><text:span text:style-name="T44">~</text:span><text:span text:style-name="T38">)</text:span> and <text:span text:style-name="T38">(</text:span><text:span text:style-name="T43">R</text:span><text:span text:style-name="T38">y</text:span><text:span text:style-name="T44">~</text:span><text:span text:style-name="T38">)</text:span> commute,<text:span text:style-name="T38"> [</text:span><text:span text:style-name="T71">32</text:span><text:span text:style-name="T38"> - </text:span><text:span text:style-name="T71">33</text:span><text:span text:style-name="T38">]</text:span><text:span text:style-name="T71"> </text:span>and that the energy eigen states<text:span text:style-name="T71"> (O)</text:span> of equation <text:span text:style-name="T38">[</text:span><text:span text:style-name="T71">34</text:span><text:span text:style-name="T38">]</text:span> are eigen states of both <text:span text:style-name="T38">(</text:span><text:span text:style-name="T43">Rx</text:span><text:span text:style-name="T44">~</text:span><text:span text:style-name="T38">)</text:span> and <text:span text:style-name="T38">(</text:span><text:span text:style-name="T43">R</text:span><text:span text:style-name="T38">y</text:span><text:span text:style-name="T44">~</text:span><text:span text:style-name="T38">)</text:span>,<text:span text:style-name="T6"> </text:span>with eigen values <text:span text:style-name="T38">(</text:span>±1<text:span text:style-name="T38">)</text:span>, since<text:span text:style-name="T38"> [</text:span><text:span text:style-name="T71">36</text:span><text:span text:style-name="T38"> - </text:span><text:span text:style-name="T71">38</text:span><text:span text:style-name="T38">].</text:span></text:p>
      <text:p text:style-name="Standard"/>
      <text:p text:style-name="P14">However, the Hamiltonian <text:span text:style-name="T38">(</text:span>H~<text:span text:style-name="T38">)</text:span> is also invariant under an interchange of the x- and<text:span text:style-name="T6"> </text:span>y-coordinates<text:span text:style-name="T38">, [</text:span><text:span text:style-name="T71">39</text:span><text:span text:style-name="T38">], </text:span>and this operator does not commute with <text:span text:style-name="T38">(</text:span><text:span text:style-name="T43">Rx</text:span><text:span text:style-name="T44">~</text:span><text:span text:style-name="T38">)</text:span> and <text:span text:style-name="T38">(</text:span><text:span text:style-name="T43">R</text:span><text:span text:style-name="T38">y</text:span><text:span text:style-name="T44">~</text:span><text:span text:style-name="T38">), [</text:span><text:span text:style-name="T71">40</text:span><text:span text:style-name="T45"> - </text:span><text:span text:style-name="T71">41</text:span><text:span text:style-name="T38">]</text:span><text:span text:style-name="T45">.</text:span></text:p>
      <text:p text:style-name="Standard"/>
      <text:p text:style-name="P15">The eigen values of <text:span text:style-name="T45">(I~)</text:span> are determined by the same reasoning as in the case of parity<text:span text:style-name="T71"> (P)</text:span>.<text:span text:style-name="T45"> </text:span>Suppose O<text:span text:style-name="T45"> [b] </text:span>is an eigen state of <text:span text:style-name="T45">(</text:span>I<text:span text:style-name="T45">)</text:span> with eigen value <text:span text:style-name="T45">(b)</text:span> . Then<text:span text:style-name="T45"> [</text:span><text:span text:style-name="T71">42</text:span><text:span text:style-name="T45"> - </text:span><text:span text:style-name="T71">44</text:span><text:span text:style-name="T45">], but also [</text:span><text:span text:style-name="T71">45</text:span><text:span text:style-name="T45"> - </text:span><text:span text:style-name="T71">47</text:span><text:span text:style-name="T45">], therefore [</text:span><text:span text:style-name="T71">48</text:span><text:span text:style-name="T45"> - </text:span><text:span text:style-name="T71">49</text:span><text:span text:style-name="T45">].</text:span></text:p>
      <text:p text:style-name="Standard"/>
      <text:p text:style-name="Standard">Because O<text:span text:style-name="T46"> [</text:span>n<text:span text:style-name="T46">, </text:span>m<text:span text:style-name="T46">] </text:span>(x , y ) and O<text:span text:style-name="T46"> [</text:span>m<text:span text:style-name="T46">, </text:span>n<text:span text:style-name="T46">] </text:span>(x , y ) have the same energy, so does any linear<text:span text:style-name="T6"> </text:span>combination<text:span text:style-name="T46"> [</text:span><text:span text:style-name="T72">50 - 51</text:span><text:span text:style-name="T46">].</text:span></text:p>
      <text:p text:style-name="Standard"/>
      <text:p text:style-name="P16">Requiring O to be an eigen state of <text:span text:style-name="T45">(I~)</text:span> with eigen value <text:span text:style-name="T46">(b</text:span> = 1<text:span text:style-name="T46">)</text:span> means that<text:span text:style-name="T46"> </text:span>O<text:span text:style-name="T46"> </text:span>(x , y) = O<text:span text:style-name="T46"> </text:span>(y, x), or<text:span text:style-name="T46"> [128], </text:span>which is satisfied for <text:span text:style-name="T46">(</text:span>a = b<text:span text:style-name="T46">)</text:span>. Likewise, for O an eigen state of <text:span text:style-name="T45">(I~)</text:span> with eigen value<text:span text:style-name="T6"> </text:span><text:span text:style-name="T46">(b</text:span> = −1<text:span text:style-name="T46">)</text:span>, which means that O(x , y ) = −O(y, x ) we need <text:span text:style-name="T47">(</text:span>a = −b<text:span text:style-name="T47">)</text:span>. Finally, the<text:span text:style-name="T6"> </text:span>complete set of energy eigen states which are also eigen states of the <text:span text:style-name="T72">(</text:span>x–y<text:span text:style-name="T72">)</text:span> interchange<text:span text:style-name="T6"> </text:span>operator <text:span text:style-name="T45">(I~)</text:span> are<text:span text:style-name="T47"> [</text:span><text:span text:style-name="T72">53 - 55</text:span><text:span text:style-name="T47">].</text:span></text:p>
      <text:p text:style-name="Standard"/>
      <text:p text:style-name="P23">Once again, we see that there are symmetry operations which commute with the<text:span text:style-name="T6"> Hamiltonian</text:span><text:span text:style-name="T66"> (H)</text:span> but do not commute with one another, and that the energy eigen values<text:span text:style-name="T6"> </text:span>are degenerate. The choice of a complete set of energy eigen states, <text:span text:style-name="T39">{ </text:span><text:span text:style-name="T30">O</text:span><text:span text:style-name="T39">[n</text:span><text:span text:style-name="T40">, </text:span><text:span text:style-name="T39">m]</text:span><text:span text:style-name="T41"> (</text:span><text:span text:style-name="T39">x, </text:span><text:span text:style-name="T41">y)</text:span><text:span text:style-name="T39">, E [n,</text:span><text:span text:style-name="T40"> </text:span><text:span text:style-name="T39">m] }</text:span><text:span text:style-name="T47"> [</text:span><text:span text:style-name="T72">29</text:span><text:span text:style-name="T47">]</text:span> or <text:span text:style-name="T47">[</text:span><text:span text:style-name="T72">53</text:span><text:span text:style-name="T47"> - </text:span><text:span text:style-name="T72">55</text:span><text:span text:style-name="T47">]</text:span>,<text:span text:style-name="T6"> </text:span>is determined by requiring that the energy eigen states, in addition to being<text:span text:style-name="T6"> </text:span>eigen states of the Hamiltonian<text:span text:style-name="T66"> (H)</text:span>, are also eigen states of one of the symmetry<text:span text:style-name="T6"> </text:span>operators.</text:p>
      <text:p text:style-name="Standard"/>
      <text:p text:style-name="Standard"/>
      <text:h text:style-name="P19" text:outline-level="1">The quantum corral</text:h>
      <text:p text:style-name="Standard"/>
      <text:p text:style-name="Standard">The ‘quantum corral’ refers to a particle moving in the interior of a circle. The<text:span text:style-name="T6"> </text:span>potential, in polar coordinates, is given by<text:span text:style-name="T48"> [1</text:span><text:span text:style-name="T73"> - 3</text:span><text:span text:style-name="T48">] </text:span>which, since it depends only on the radial coordinate, is obviously invariant under<text:span text:style-name="T6"> </text:span>arbitrary rotations<text:span text:style-name="T48"> [</text:span><text:span text:style-name="T73">4</text:span><text:span text:style-name="T48"> - </text:span><text:span text:style-name="T73">5</text:span><text:span text:style-name="T48">].</text:span></text:p>
      <text:p text:style-name="Standard"/>
      <text:p text:style-name="Standard">Polar coordinates are related to Cartesian coordinates by<text:span text:style-name="T48"> [</text:span><text:span text:style-name="T73">4</text:span><text:span text:style-name="T48"> - </text:span><text:span text:style-name="T73">5</text:span><text:span text:style-name="T48">] </text:span>and the Laplacian operator ∇<text:span text:style-name="T73">^2</text:span> in two dimensions, is given in polar coordinates by<text:span text:style-name="T48"> [</text:span><text:span text:style-name="T73">8</text:span><text:span text:style-name="T48"> - </text:span><text:span text:style-name="T73">9</text:span><text:span text:style-name="T48">].</text:span></text:p>
      <text:p text:style-name="Standard"/>
      <text:p text:style-name="Standard">Under an arbitrary rotation of the form <text:span text:style-name="T48">[</text:span><text:span text:style-name="T73">4</text:span><text:span text:style-name="T48"> - </text:span><text:span text:style-name="T73">5</text:span><text:span text:style-name="T48">]</text:span>, <text:span text:style-name="T48">(</text:span>∂/∂θ′ = ∂/∂θ<text:span text:style-name="T48">)</text:span>, so the Laplacian is<text:span text:style-name="T6"> </text:span>invariant. It follows that the Hamiltonian <text:span text:style-name="T48">(H~) </text:span>for a particle moving inside a circle<text:span text:style-name="T48"> [1</text:span><text:span text:style-name="T74">0</text:span><text:span text:style-name="T48"> - 1</text:span><text:span text:style-name="T74">1</text:span><text:span text:style-name="T48">] </text:span>is invariant under rotations.</text:p>
      <text:p text:style-name="Standard"/>
      <text:p text:style-name="Standard">As in the previous examples, we introduce a rotation operator R<text:span text:style-name="T49"> [</text:span>δθ<text:span text:style-name="T49">]~</text:span> defined by<text:span text:style-name="T49"> [1</text:span><text:span text:style-name="T74">2</text:span><text:span text:style-name="T49"> - 1</text:span><text:span text:style-name="T74">5</text:span><text:span text:style-name="T49">] </text:span>and, proceeding as in the case of the translation operator<text:span text:style-name="T49"> </text:span><text:span text:style-name="T74">(R) </text:span><text:span text:style-name="T49">[15]</text:span><text:span text:style-name="T50">, so that </text:span><text:span text:style-name="T74">the rotator (R) is an exponential, </text:span><text:span text:style-name="T50">[16]</text:span><text:span text:style-name="T74">.</text:span></text:p>
      <text:p text:style-name="Standard"/>
      <text:p text:style-name="P27">Since the Hamiltonian<text:span text:style-name="T66"> (H)</text:span> is invariant under rotations<text:span text:style-name="T50"> [17] </text:span>it follows from <text:span text:style-name="T74">[16]</text:span> that<text:span text:style-name="T50"> </text:span><text:span text:style-name="T74">the derivative of the Hamiltonian (H) with respect to angel (</text:span><text:span text:style-name="T75">θ</text:span><text:span text:style-name="T74">) is zero, </text:span><text:span text:style-name="T50">[1</text:span><text:span text:style-name="T74">8</text:span><text:span text:style-name="T50">].</text:span></text:p>
      <text:p text:style-name="Standard"/>
      <text:p text:style-name="Standard">Now, in Cartesian coordinates<text:span text:style-name="T74"> the first derivative (∇),</text:span><text:span text:style-name="T50"> [</text:span><text:span text:style-name="T74">19</text:span><text:span text:style-name="T50"> - </text:span><text:span text:style-name="T74">22</text:span><text:span text:style-name="T50">].</text:span></text:p>
      <text:p text:style-name="Standard"/>
      <text:p text:style-name="Standard">In three dimensions, angular momentum around the z-axis is given by<text:span text:style-name="T50"> [</text:span><text:span text:style-name="T74">23</text:span><text:span text:style-name="T50">].</text:span></text:p>
      <text:p text:style-name="Standard"/>
      <text:p text:style-name="P23">In two dimensions, this is the only possible component of angular momentum. The<text:span text:style-name="T6"> </text:span>corresponding operator is <text:span text:style-name="T51">[</text:span><text:span text:style-name="T74">24</text:span><text:span text:style-name="T51">]</text:span>, and we see that the rotation operator is<text:span text:style-name="T51"> </text:span>just the exponentiated angular momentum operator<text:span text:style-name="T51"> [</text:span><text:span text:style-name="T74">2</text:span><text:span text:style-name="T51">5] </text:span>and <text:span text:style-name="T51">(L</text:span>z<text:span text:style-name="T51">~)</text:span> commutes with the Hamiltonian<text:span text:style-name="T66"> (H)</text:span><text:span text:style-name="T51"> [</text:span><text:span text:style-name="T74">26</text:span><text:span text:style-name="T51">]</text:span><text:span text:style-name="T74">.</text:span></text:p>
      <text:p text:style-name="Standard"/>
      <text:p text:style-name="Standard">It follows that<text:span text:style-name="T74"> the derivative with respect to time (t) on the expectation of angular momentum along the z-axis (Lz) is zero, </text:span><text:span text:style-name="T51">[</text:span><text:span text:style-name="T74">27</text:span><text:span text:style-name="T51">]</text:span><text:span text:style-name="T74">.</text:span></text:p>
      <text:p text:style-name="Standard"/>
      <text:p text:style-name="Standard"><text:soft-page-break/>In other words, symmetry of the potential with respect to rotations around some axis<text:span text:style-name="T6"> </text:span>implies conservation of angular momentum around that axis.</text:p>
      <text:p text:style-name="P4"/>
      <text:p text:style-name="P17">By the commutator theorem, the operators <text:span text:style-name="T51">(</text:span>Lz~<text:span text:style-name="T51">)</text:span> and <text:s/><text:span text:style-name="T51">(</text:span>H~<text:span text:style-name="T51">)</text:span> <text:s/>have a common set of<text:span text:style-name="T6"> </text:span>eigen states. Since<text:span text:style-name="T76">,</text:span><text:span text:style-name="T51"> [</text:span><text:span text:style-name="T74">28</text:span><text:span text:style-name="T51">] </text:span>the Hamiltonian operator<text:span text:style-name="T51"> (</text:span>H~<text:span text:style-name="T51">)</text:span> contains the angular momentum operator<text:span text:style-name="T51"> (p~) [</text:span><text:span text:style-name="T74">29</text:span><text:span text:style-name="T51">]</text:span><text:span text:style-name="T52"> </text:span>so we begin by solving for the eigen states of angular momentum<text:span text:style-name="T52"> (w) [</text:span><text:span text:style-name="T76">30</text:span><text:span text:style-name="T52"> - </text:span><text:span text:style-name="T76">3</text:span><text:span text:style-name="T52">1] </text:span>which is similar to the momentum eigen value equation, and has a similar solution<text:span text:style-name="T52"> [</text:span><text:span text:style-name="T76">33 - 34</text:span><text:span text:style-name="T52">].</text:span></text:p>
      <text:p text:style-name="Standard"/>
      <text:p text:style-name="P28">There is one difference, however, between the eigen states of momentum<text:span text:style-name="T52"> (p)</text:span> and angular<text:span text:style-name="T6"> </text:span>momentum<text:span text:style-name="T52"> (w)</text:span>. Whereas the position <text:span text:style-name="T52">(</text:span>x + a<text:span text:style-name="T52">)</text:span> is different from position <text:span text:style-name="T52">(</text:span>x<text:span text:style-name="T52">)</text:span>, for any non-zero constant a, the angle <text:span text:style-name="T52">(</text:span>θ + 2π<text:span text:style-name="T52">)</text:span> is identical to <text:span text:style-name="T52">(</text:span>θ<text:span text:style-name="T52">)</text:span> . This imposes an additional<text:span text:style-name="T6"> </text:span>constraint<text:span text:style-name="T52"> [</text:span><text:span text:style-name="T76">35</text:span><text:span text:style-name="T52">] </text:span>on the wave function of any physical state. In particular, for the angular momentum<text:span text:style-name="T6"> </text:span>eigen states <text:span text:style-name="T53">[</text:span><text:span text:style-name="T76">29</text:span><text:span text:style-name="T53">]</text:span>, the constraint can only be satisfied if the eigen values <text:s/>[a] <text:s/>of angular<text:span text:style-name="T6"> </text:span>momentum take on only discrete values<text:span text:style-name="T53"> [</text:span><text:span text:style-name="T76">3</text:span><text:span text:style-name="T53">6] </text:span>and these are the only values which could result from an accurate measurement. In<text:span text:style-name="T6"> </text:span>short, the values of angular momentum are ‘quantized’ in units of (h-bar). Essentially, it is a<text:span text:style-name="T6"> </text:span>consequence of the wave-like properties of matter, combined with the 2π -periodicity<text:span text:style-name="T6"> </text:span>of angles.<text:span text:style-name="T76"> </text:span>This periodicity also ensures that the <text:span text:style-name="T76">(</text:span>Lz<text:span text:style-name="T76">)</text:span> operator is Hermitian<text:span text:style-name="T76">, [26]</text:span>. </text:p>
      <text:p text:style-name="P28"/>
      <text:p text:style-name="P28">Note<text:span text:style-name="T76">:</text:span> that<text:span text:style-name="T6"> </text:span>if <text:span text:style-name="T53">(</text:span>Lz<text:span text:style-name="T53">)</text:span> is Hermitian, then its eigen states must be orthogonal<text:span text:style-name="T76"> (⊥)</text:span>. However, if e<text:span text:style-name="T53">xp</text:span><text:span text:style-name="T76">onential of (a and b), [37 - 38]</text:span> are two eigen states <text:span text:style-name="T76">(O [a] and O [b] ) where</text:span> <text:span text:style-name="T53">(</text:span>a <text:span text:style-name="T76">and</text:span> <text:span text:style-name="T53">b)</text:span><text:span text:style-name="T76"> are not equal</text:span>, it is easy to see that their inner product is zero only if<text:span text:style-name="T6"> </text:span><text:s/><text:span text:style-name="T53">(</text:span>a<text:span text:style-name="T76">) minus (</text:span><text:span text:style-name="T53">b)</text:span> is an integer multiple of <text:span text:style-name="T76">(</text:span>2<text:span text:style-name="T76"> PI </text:span>h-bar)<text:span text:style-name="T76">, [ __ ].</text:span></text:p>
      <text:p text:style-name="Standard"/>
      <text:p text:style-name="Standard">Denote an eigen state of angular momentum <text:span text:style-name="T76">(O) </text:span>by<text:span text:style-name="T53"> [</text:span><text:span text:style-name="T76">33 - 34</text:span><text:span text:style-name="T53">]</text:span><text:span text:style-name="T54"> </text:span>and substitute into the time-independent Schrödinger equation<text:span text:style-name="T76"> (TISE)</text:span>,<text:span text:style-name="T54"> [3</text:span><text:span text:style-name="T76">9</text:span><text:span text:style-name="T54"> - </text:span><text:span text:style-name="T76">4</text:span><text:span text:style-name="T54">1].</text:span><text:span text:style-name="T76"> </text:span>Using the fact that<text:span text:style-name="T54"> </text:span><text:span text:style-name="T76">rotator (Lz) on the eigen state O [n] is a multiple of (h-bar), </text:span><text:span text:style-name="T54">[</text:span><text:span text:style-name="T76">42</text:span><text:span text:style-name="T54">]</text:span><text:span text:style-name="T76">,</text:span><text:span text:style-name="T54"> </text:span>the Schrödinger equation <text:span text:style-name="T76">resolves to zero,</text:span><text:span text:style-name="T54"> [</text:span><text:span text:style-name="T76">43 - 46</text:span><text:span text:style-name="T54">]</text:span><text:span text:style-name="T76">.</text:span></text:p>
      <text:p text:style-name="P4"/>
      <text:p text:style-name="Standard">As in the case of the infinite square well, the wave function must be zero where<text:span text:style-name="T54"> </text:span><text:span text:style-name="T76">the Potential </text:span>V (r)<text:span text:style-name="T76"> is infinite,</text:span> i.e.<text:span text:style-name="T55"> [</text:span><text:span text:style-name="T76">48 - 49</text:span><text:span text:style-name="T55">].</text:span></text:p>
      <text:p text:style-name="Standard"/>
      <text:p text:style-name="Standard">Inside the circle, <text:span text:style-name="T76">where</text:span> <text:span text:style-name="T55">(</text:span>r<text:span text:style-name="T76">) is significantly less than (</text:span>R<text:span text:style-name="T55">)</text:span> , the Schrödinger equation <text:span text:style-name="T76">resolves to zero,</text:span><text:span text:style-name="T55"> [</text:span><text:span text:style-name="T76">4</text:span><text:span text:style-name="T55">7].</text:span></text:p>
      <text:p text:style-name="Standard"><text:soft-page-break/></text:p>
      <text:p text:style-name="P28">Define<text:span text:style-name="T5"> </text:span><text:span text:style-name="T77">momentum (p) in terms of (k)</text:span><text:span text:style-name="T76">, </text:span><text:span text:style-name="T55">[</text:span><text:span text:style-name="T76">50</text:span><text:span text:style-name="T55"> - </text:span><text:span text:style-name="T76">53</text:span><text:span text:style-name="T55">].</text:span></text:p>
      <text:p text:style-name="P3"/>
      <text:p text:style-name="Standard">In terms of the rescaled radial coordinate <text:span text:style-name="T56">(p)</text:span>, the time-independent equation becomes<text:span text:style-name="T76">, </text:span><text:span text:style-name="T56">[</text:span><text:span text:style-name="T76">5</text:span><text:span text:style-name="T57">4</text:span><text:span text:style-name="T56">]</text:span><text:span text:style-name="T76">.</text:span></text:p>
      <text:p text:style-name="Standard"/>
      <text:h text:style-name="Heading_20_2" text:outline-level="2">Bessel Functions</text:h>
      <text:p text:style-name="P28">This is one of the standard differential equations of mathematical physics, known as<text:span text:style-name="T5"> </text:span>Bessel’s equation. The solutions are the Bessel functions, denoted J<text:span text:style-name="T56"> [</text:span>n<text:span text:style-name="T56">] </text:span>(<text:span text:style-name="T56">p</text:span>), and<text:span text:style-name="T5"> </text:span>Neumann functions, N<text:span text:style-name="T56"> [</text:span>n<text:span text:style-name="T56">] </text:span>(<text:span text:style-name="T56">p</text:span>). The Neumann functions are infinite, and therefore<text:span text:style-name="T5"> </text:span>non-differentiable with respect to <text:span text:style-name="T56">(</text:span>x and y<text:span text:style-name="T56">)</text:span>, at <text:span text:style-name="T56">(</text:span>r = 0<text:span text:style-name="T56">)</text:span>. So Neumann functions do not<text:span text:style-name="T5"> </text:span>correspond to physical states, and can be discarded. We are therefore left with<text:span text:style-name="T5"> </text:span>solutions<text:span text:style-name="T56"> [5</text:span><text:span text:style-name="T76">5</text:span><text:span text:style-name="T56"> - </text:span><text:span text:style-name="T76">5</text:span><text:span text:style-name="T56">6].</text:span></text:p>
      <text:p text:style-name="Standard"/>
      <text:p text:style-name="Standard">This is a bound state solution, since the particle is bound by the potential <text:span text:style-name="T76">(V) </text:span>inside a<text:span text:style-name="T5"> </text:span>circle, and we know that the energies <text:span text:style-name="T76">(E) </text:span>of bound states are discrete<text:span text:style-name="T76"> E [n]</text:span>. In this case, the<text:span text:style-name="T5"> </text:span>possible energies <text:span text:style-name="T76">(E) </text:span>are determined by the condition that<text:span text:style-name="T57"> [</text:span><text:span text:style-name="T76">59</text:span><text:span text:style-name="T57"> - </text:span><text:span text:style-name="T76">61</text:span><text:span text:style-name="T57">].</text:span></text:p>
      <text:p text:style-name="Standard"/>
      <text:p text:style-name="Standard">Bessel functions are oscillating functions (wave functions in classically allowed<text:span text:style-name="T5"> </text:span>regions oscillate), so the constant <text:span text:style-name="T76">(</text:span>k<text:span text:style-name="T76">)</text:span> must be chosen such that <text:span text:style-name="T57">(</text:span>k<text:span text:style-name="T57"> </text:span>R<text:span text:style-name="T57">)</text:span> is a ‘zero’ of the<text:span text:style-name="T5"> </text:span>Bessel function J<text:span text:style-name="T57"> [</text:span>n<text:span text:style-name="T57">]</text:span>. Denote<text:span text:style-name="T57"> [</text:span><text:span text:style-name="T76">62</text:span><text:span text:style-name="T57">], </text:span>where {x<text:span text:style-name="T57"> [</text:span>n1<text:span text:style-name="T57">]</text:span>, x<text:span text:style-name="T57"> [</text:span>n2<text:span text:style-name="T57">]</text:span>, x<text:span text:style-name="T57"> [</text:span>n3<text:span text:style-name="T57">]</text:span>, ...} <text:span text:style-name="T57">[</text:span><text:span text:style-name="T76">63</text:span><text:span text:style-name="T57">] </text:span>are the zeros of the nth Bessel function. In particular<text:span text:style-name="T57"> [</text:span><text:span text:style-name="T76">64</text:span><text:span text:style-name="T57"> - </text:span><text:span text:style-name="T76">65</text:span><text:span text:style-name="T57">] </text:span>and the possible energies must therefore satisfy<text:span text:style-name="T57"> [</text:span><text:span text:style-name="T76">66</text:span><text:span text:style-name="T57"> - </text:span><text:span text:style-name="T76">67</text:span><text:span text:style-name="T57">].</text:span></text:p>
      <text:p text:style-name="Standard"/>
      <text:p text:style-name="Standard">Finally, the complete set of energy eigen states <text:span text:style-name="T76">(E) </text:span>and eigen<text:span text:style-name="T76"> </text:span>values <text:span text:style-name="T76">(O) </text:span>are<text:span text:style-name="T57"> [</text:span><text:span text:style-name="T76">68</text:span><text:span text:style-name="T57"> - </text:span><text:span text:style-name="T76">71</text:span><text:span text:style-name="T57">]</text:span></text:p>
      <text:p text:style-name="Standard"/>
      <text:p text:style-name="P23">Note that the energy eigen values are degenerate, E<text:span text:style-name="T58"> [</text:span>n<text:span text:style-name="T58">, </text:span>j<text:span text:style-name="T58">]</text:span> = E<text:span text:style-name="T58"> [</text:span>−n<text:span text:style-name="T58">, j]</text:span>. This means that there<text:span text:style-name="T5"> </text:span>must be at least two operators which commute with the Hamiltonian<text:span text:style-name="T66"> (H)</text:span>, but not with<text:span text:style-name="T5"> </text:span>each other. In this case, an operator which commutes with <text:s/><text:span text:style-name="T58">(</text:span>H~<text:span text:style-name="T58">)</text:span>, but not with <text:span text:style-name="T58">(</text:span>Lz~<text:span text:style-name="T58">)</text:span>, is the<text:span text:style-name="T5"> </text:span>reflection operator<text:span text:style-name="T58"> [</text:span><text:span text:style-name="T76">72</text:span><text:span text:style-name="T58">] </text:span>corresponding to the transformation <text:span text:style-name="T58">(</text:span>θ<text:span text:style-name="T58">2</text:span> = −θ<text:span text:style-name="T58">)</text:span>.</text:p>
      <text:p text:style-name="Standard"/>
      <text:p text:style-name="Standard">Very recent advances in technology, specifically, the invention of the scanning<text:span text:style-name="T5"> </text:span>tunneling microscope, and the development of techniques for manipulating matter<text:span text:style-name="T5"> </text:span>at the atomic scale, have made it possible to <text:soft-page-break/>actually trap electrons in a circle,<text:span text:style-name="T5"> </text:span>and measure the square modulus of the wave function. The result, displayed on the<text:span text:style-name="T5"> </text:span>front cover of this text, is breathtaking. The peaks arranged in a circle show the<text:span text:style-name="T5"> </text:span>electron clouds of iron atoms, which are used to form the ‘corral’. The circular<text:span text:style-name="T5"> </text:span>ripples inside the ‘corral’ show the wave function (modulus squared) of the trapped<text:span text:style-name="T5"> </text:span>electrons.</text:p>
      <text:p text:style-name="Standard"/>
      <text:h text:style-name="P19" text:outline-level="1">Landau levels</text:h>
      <text:p text:style-name="Standard"/>
      <text:p text:style-name="P28">Consider a particle of charge <text:span text:style-name="T76">(</text:span>q<text:span text:style-name="T76">)</text:span> and mass <text:span text:style-name="T76">(</text:span>m<text:span text:style-name="T76">)</text:span> moving under the influence of an<text:span text:style-name="T5"> </text:span>electromagnetic field<text:span text:style-name="T76"> (EF)</text:span>. The classical equations of motion of a particle of mass <text:span text:style-name="T76">(</text:span>m<text:span text:style-name="T76">)</text:span> and<text:span text:style-name="T5"> </text:span>charge <text:span text:style-name="T76">(</text:span>q<text:span text:style-name="T76">)</text:span> are given by the Lorentz force law<text:span text:style-name="T76">,</text:span><text:span text:style-name="T59"> [1] </text:span>plus Newton’s second law <text:span text:style-name="T59">(</text:span>F = ma<text:span text:style-name="T59">), [</text:span><text:span text:style-name="T76">2</text:span><text:span text:style-name="T59">]</text:span>. </text:p>
      <text:p text:style-name="P28"/>
      <text:p text:style-name="P28">We will assume that <text:span text:style-name="T76">the electric field </text:span><text:span text:style-name="T59">(</text:span><text:span text:style-name="T76">EF) is zero</text:span>, that the particle is<text:span text:style-name="T5"> </text:span>constrained to move in the x–y plane, and <text:span text:style-name="T76">the magnetic field </text:span><text:span text:style-name="T59">(</text:span>B<text:span text:style-name="T59">)</text:span> is constant in space and time,<text:span text:style-name="T5"> </text:span>and points in the positive z-direction. Since the force on the particle is always<text:span text:style-name="T5"> </text:span>orthogonal <text:span text:style-name="T76">(⊥) </text:span>to the velocity<text:span text:style-name="T76"> (v)</text:span>, it serves as a centripetal force which keeps the particle<text:span text:style-name="T5"> </text:span>moving in a circle of fixed radius<text:span text:style-name="T76"> (r)</text:span>, with an angular frequency<text:span text:style-name="T76"> (w) </text:span>—<text:span text:style-name="T76"> </text:span>the cyclotron<text:span text:style-name="T5"> </text:span>frequency<text:span text:style-name="T76"> </text:span>—<text:span text:style-name="T76"> </text:span>of <text:span text:style-name="T59">(</text:span>q<text:span text:style-name="T59"> </text:span>B<text:span text:style-name="T59"> </text:span>/<text:span text:style-name="T59"> </text:span>m<text:span text:style-name="T59"> </text:span>c<text:span text:style-name="T59">)</text:span>. This is the classical solution. We now investigate the quantum<text:span text:style-name="T5"> </text:span>dynamics.</text:p>
      <text:p text:style-name="Standard"/>
      <text:p text:style-name="P23">To begin, we need the Hamiltonian<text:span text:style-name="T66"> (H)</text:span>. It is not hard to show that Newton’s second<text:span text:style-name="T5"> </text:span>law supplemented by the Lorentz force law follows Hamilton’s equations applied to<text:span text:style-name="T5"> </text:span>the following Hamiltonian<text:span text:style-name="T66"> (H)</text:span><text:span text:style-name="T76">,</text:span><text:span text:style-name="T59"> [</text:span><text:span text:style-name="T78">3</text:span><text:span text:style-name="T59">]</text:span><text:span text:style-name="T78">.</text:span></text:p>
      <text:p text:style-name="Standard"/>
      <text:p text:style-name="Standard"><text:span text:style-name="T59">(</text:span>A<text:span text:style-name="T59">)</text:span> and O<text:span text:style-name="T59"> (x)</text:span> are the vector and electric potentials, related to<text:span text:style-name="T78"> electric field </text:span><text:span text:style-name="T59">(</text:span>E<text:span text:style-name="T78">F</text:span><text:span text:style-name="T59">)</text:span><text:span text:style-name="T78"> and</text:span> <text:span text:style-name="T78">magnetic field </text:span><text:span text:style-name="T59">(</text:span>B<text:span text:style-name="T59">)</text:span><text:span text:style-name="T78">,</text:span><text:span text:style-name="T59"> [</text:span><text:span text:style-name="T78">4</text:span><text:span text:style-name="T59"> - </text:span><text:span text:style-name="T78">5</text:span><text:span text:style-name="T59">]</text:span><text:span text:style-name="T78">.</text:span></text:p>
      <text:p text:style-name="Standard"/>
      <text:p text:style-name="Standard">The vector potential <text:span text:style-name="T78">(</text:span>A<text:span text:style-name="T78">)</text:span> is not uniquely determined by <text:span text:style-name="T59">(</text:span>B<text:span text:style-name="T59">)</text:span>, because transforming <text:span text:style-name="T59">(</text:span>A<text:span text:style-name="T59">)</text:span> by<text:span text:style-name="T5"> </text:span>a gauge transformation<text:span text:style-name="T59"> [</text:span><text:span text:style-name="T78">6</text:span><text:span text:style-name="T59">] </text:span>where <text:span text:style-name="T59">X</text:span> (x , y, z ) is an arbitrary function, does not change the magnetic field strength<text:span text:style-name="T5"> </text:span><text:span text:style-name="T59">(</text:span>B<text:span text:style-name="T59">)</text:span>. In our case<text:span text:style-name="T78"> where the magnetic field is related to the vector (ez) and </text:span><text:s/><text:span text:style-name="T78">(ez) </text:span>is a position-independent vector in the z-direction, so<text:span text:style-name="T59"> [</text:span><text:span text:style-name="T78">8</text:span><text:span text:style-name="T59">] </text:span>and for now it is convenient, among all the <text:span text:style-name="T59">(</text:span>A<text:span text:style-name="T59">)</text:span> fields which satisfy this condition, to<text:span text:style-name="T5"> </text:span>choose the particular solution<text:span text:style-name="T78"> where (Ax) is zero, and (Ay) is (Bx),</text:span><text:span text:style-name="T59"> [</text:span><text:span text:style-name="T78">9</text:span><text:span text:style-name="T59"> - 1</text:span><text:span text:style-name="T78">0</text:span><text:span text:style-name="T59">].</text:span></text:p>
      <text:p text:style-name="Standard"/>
      <text:p text:style-name="Standard">Keep in mind that this choice is a matter of convenience. Nothing essential changes<text:span text:style-name="T5"> </text:span>if <text:span text:style-name="T59">(</text:span>A<text:span text:style-name="T59">)</text:span> is altered by a gauge transformation. The Hamiltonian operator <text:span text:style-name="T59">(H~) </text:span>is <text:span text:style-name="T78">updated to relate to the magnetic field B), </text:span><text:span text:style-name="T59">[</text:span><text:span text:style-name="T78">11</text:span><text:span text:style-name="T59"> - 1</text:span><text:span text:style-name="T78">2</text:span><text:span text:style-name="T59">]</text:span><text:span text:style-name="T78">.</text:span></text:p>
      <text:p text:style-name="Standard"/>
      <text:p text:style-name="P23"><text:soft-page-break/>This Hamiltonian<text:span text:style-name="T66"> (H)</text:span> is obviously invariant under translations in the<text:span text:style-name="T5"> </text:span>y-direction, and for this reason<text:span text:style-name="T78">, the Hamiltonian (H) and the momentum operator in the y-direction (py) are Hermitian,</text:span><text:span text:style-name="T59"> [</text:span><text:span text:style-name="T78">13</text:span><text:span text:style-name="T59">].</text:span></text:p>
      <text:p text:style-name="Standard"/>
      <text:p text:style-name="Standard">That means, by the commutator theorem, that eigen states of <text:s/><text:span text:style-name="T59">(</text:span>H~<text:span text:style-name="T59">)</text:span>, denoted O<text:span text:style-name="T59"> [</text:span>k<text:span text:style-name="T59">, </text:span>n<text:span text:style-name="T59">] </text:span>(x , y),<text:span text:style-name="T5"> </text:span>can also be chosen to be eigen states of <text:span text:style-name="T59">( </text:span>p<text:span text:style-name="T59"> [y]</text:span>~<text:span text:style-name="T59"> )</text:span> , i.e.<text:span text:style-name="T59"> [</text:span><text:span text:style-name="T78">14</text:span><text:span text:style-name="T59"> - </text:span><text:span text:style-name="T78">15</text:span><text:span text:style-name="T59">].</text:span></text:p>
      <text:p text:style-name="Standard"/>
      <text:p text:style-name="P29">We can solve the eigen value equation<text:span text:style-name="T78"> for momentum in the y-direction (py), [15],</text:span> immediately, by separation of<text:span text:style-name="T5"> </text:span>variables:<text:span text:style-name="T59"> [</text:span><text:span text:style-name="T78">16</text:span><text:span text:style-name="T60"> - </text:span><text:span text:style-name="T78">17</text:span><text:span text:style-name="T59">]</text:span><text:span text:style-name="T60"> </text:span>and substituting this into the time-independent Schrödinger equation we find<text:span text:style-name="T60"> [</text:span><text:span text:style-name="T78">18</text:span><text:span text:style-name="T60"> - </text:span><text:span text:style-name="T78">21</text:span><text:span text:style-name="T60">] </text:span>where <text:span text:style-name="T78">the arbitrary function (F) is related to (k) (c) the electric charge (q) and the magnetic field (B), </text:span><text:span text:style-name="T60">[</text:span><text:span text:style-name="T78">22</text:span><text:span text:style-name="T60">]</text:span><text:span text:style-name="T78">.</text:span></text:p>
      <text:p text:style-name="Standard"/>
      <text:p text:style-name="Standard">This is the equation for a one-dimensional harmonic oscillator</text:p>
      <text:p text:style-name="P29">centered at <text:span text:style-name="T60">(</text:span>x = X<text:span text:style-name="T78"> </text:span>k<text:span text:style-name="T60">) [</text:span><text:span text:style-name="T78">23</text:span><text:span text:style-name="T60">]</text:span> with a spring constant <text:span text:style-name="T61">(k</text:span><text:span text:style-name="T78"> </text:span><text:span text:style-name="T61">x) [</text:span><text:span text:style-name="T78">24</text:span><text:span text:style-name="T61">]</text:span>, and the solution is simply<text:span text:style-name="T61"> [</text:span><text:span text:style-name="T78">29 - 31</text:span><text:span text:style-name="T61">] </text:span>where the O<text:span text:style-name="T61"> [</text:span>n<text:span text:style-name="T61">] </text:span>(x) are harmonic oscillator eigen states<text:span text:style-name="T78"> (O)</text:span>. Altogether<text:span text:style-name="T61"> [</text:span><text:span text:style-name="T78">24 - 25, 32 - 33</text:span><text:span text:style-name="T61">]</text:span><text:span text:style-name="T78">.</text:span></text:p>
      <text:p text:style-name="Standard"/>
      <text:p text:style-name="P29">The harmonic oscillator energy levels E<text:span text:style-name="T78"> [</text:span>n<text:span text:style-name="T78">]</text:span> are in this case known as Landau levels, and<text:span text:style-name="T4"> </text:span>they are of great importance in solid state physics, particularly in connection with<text:span text:style-name="T4"> </text:span>the quantum Hall effect. But the point for now is that each Landau level has an<text:span text:style-name="T4"> </text:span>enormous degeneracy, since E<text:span text:style-name="T61"> [</text:span>k<text:span text:style-name="T61">, </text:span>n<text:span text:style-name="T61">]</text:span> = E<text:span text:style-name="T61"> [n]</text:span> depends only on the integer <text:span text:style-name="T61">(</text:span>n<text:span text:style-name="T61">)</text:span>, and not the<text:span text:style-name="T4"> </text:span>continuous eigen value (h-bar<text:span text:style-name="T61"> </text:span>k<text:span text:style-name="T61">)</text:span> of <text:span text:style-name="T61">(</text:span>py<text:span text:style-name="T61">)</text:span>. </text:p>
      <text:p text:style-name="P29"/>
      <text:p text:style-name="P29">The question is: what is the origin of this<text:span text:style-name="T4"> </text:span>degeneracy? </text:p>
      <text:p text:style-name="P29"/>
      <text:p text:style-name="P29">To answer that question, let us compute the commutators of <text:s/><text:span text:style-name="T61">(</text:span>H~<text:span text:style-name="T61">)</text:span> <text:s/>with<text:span text:style-name="T4"> </text:span><text:span text:style-name="T61">(y~)</text:span> and p<text:span text:style-name="T61">[x]</text:span>~<text:span text:style-name="T79">,</text:span> <text:span text:style-name="T61">[</text:span><text:span text:style-name="T78">34</text:span><text:span text:style-name="T61"> - </text:span><text:span text:style-name="T78">36</text:span><text:span text:style-name="T61">]</text:span><text:span text:style-name="T79">.</text:span></text:p>
      <text:p text:style-name="Standard"/>
      <text:p text:style-name="P23">It follows that the Hermitian operator<text:span text:style-name="T61"> [</text:span><text:span text:style-name="T79">37</text:span><text:span text:style-name="T61">] </text:span>commutes with the Hamilton <text:span text:style-name="T79">(</text:span>H<text:span text:style-name="T79">) with (</text:span>Q<text:span text:style-name="T79">), [38]</text:span> . But <text:span text:style-name="T78">(</text:span>py<text:span text:style-name="T78">~)</text:span> is also a Hermitian operator, it<text:span text:style-name="T3"> </text:span>also commutes with the Hamiltonian<text:span text:style-name="T66"> (H)</text:span>, and it does not commute with <text:span text:style-name="T78">(</text:span>Q<text:span text:style-name="T78">~)</text:span> . This is<text:span text:style-name="T3"> </text:span>exactly the situation which is covered by a mantra which summarizes the chapter: if<text:span text:style-name="T3"> </text:span><text:s/><text:span text:style-name="T78">(</text:span>H~<text:span text:style-name="T78">)</text:span> commutes with two or more operators which do not commute with each other,<text:span text:style-name="T3"> </text:span>then the eigen values of <text:s/><text:span text:style-name="T78">(</text:span>H~<text:span text:style-name="T78">)</text:span> <text:s/>must be degenerate. And so they are. In this case, while<text:span text:style-name="T3"> </text:span>one of the operators is associated with a translation symmetry, the other operator is<text:span text:style-name="T3"> </text:span>not obviously associated with a coordinate transformation. But the <text:soft-page-break/>mantra holds<text:span text:style-name="T3"> </text:span>whether or not the two operators correspond to purely spatial symmetries.</text:p>
      <text:p text:style-name="Standard"/>
      <text:p text:style-name="Standard">Of course, in a real metal of finite area the degeneracy is not continuous because<text:span text:style-name="T3"> </text:span>the wave function O<text:span text:style-name="T62"> [</text:span>k<text:span text:style-name="T62">, </text:span>n<text:span text:style-name="T62">] </text:span>(x, y) is constrained to vanish at the boundary. </text:p>
      <text:p text:style-name="P2"/>
      <text:p text:style-name="P18">To calculate<text:span text:style-name="T3"> </text:span>the degeneracy at each Landau level, suppose the metal is a thin rectangular sheet,<text:span text:style-name="T3"> </text:span>with length <text:span text:style-name="T79">(</text:span>Lx<text:span text:style-name="T79">)</text:span> in the x-direction <text:span text:style-name="T62">[x = </text:span>0 <text:span text:style-name="T62">.. </text:span>Lx<text:span text:style-name="T62">]</text:span>, and width <text:span text:style-name="T62">(</text:span>Ly<text:span text:style-name="T62">)</text:span> in the y-direction<text:span text:style-name="T3"> </text:span><text:span text:style-name="T62">[y = </text:span>0 <text:span text:style-name="T62">.. </text:span>Ly<text:span text:style-name="T62">]</text:span>. To satisfy the boundary condition that O<text:span text:style-name="T62"> [</text:span>k<text:span text:style-name="T62">, </text:span>n<text:span text:style-name="T79">]</text:span><text:span text:style-name="T62"> </text:span>(x , 0) = O<text:span text:style-name="T62"> [</text:span>k<text:span text:style-name="T62">, </text:span>n<text:span text:style-name="T79">]</text:span><text:span text:style-name="T62"> </text:span>(x , Ly) we<text:span text:style-name="T3"> </text:span>superimpose, as in the infinite square well, two eigen states with <text:span text:style-name="T62">(</text:span>py = ±h-bar<text:span text:style-name="T62"> </text:span>k<text:span text:style-name="T62">)</text:span> , and find<text:span text:style-name="T62"> [</text:span><text:span text:style-name="T79">3</text:span><text:span text:style-name="T62">9 - </text:span><text:span text:style-name="T79">4</text:span><text:span text:style-name="T62">2]</text:span><text:span text:style-name="T79">.</text:span></text:p>
      <text:p text:style-name="P18"/>
      <text:p text:style-name="P18">In a finite square well, there is no bound on the integer j. But here there is such a<text:span text:style-name="T3"> </text:span>bound, because the center of the harmonic oscillator in the x-direction, namely <text:span text:style-name="T62">[</text:span><text:span text:style-name="T79">F [</text:span>k<text:span text:style-name="T79">]</text:span><text:span text:style-name="T62"> = 0 .. Lx]</text:span>. Then<text:span text:style-name="T62"> [</text:span><text:span text:style-name="T79">43</text:span><text:span text:style-name="T62">]</text:span></text:p>
      <text:p text:style-name="Standard"/>
      <text:p text:style-name="Standard">Solving for <text:span text:style-name="T79">(</text:span>j<text:span text:style-name="T79">-</text:span>max<text:span text:style-name="T79">)</text:span> gives the number of states at each Landau level, i.e.<text:span text:style-name="T62"> </text:span><text:s/>the energy<text:span text:style-name="T3"> </text:span>degeneracy at each level<text:span text:style-name="T62"> [</text:span><text:span text:style-name="T79">46</text:span><text:span text:style-name="T62">] </text:span>where <text:span text:style-name="T62">(</text:span>Area = Lx × Ly<text:span text:style-name="T62">)</text:span> is the area of the metal sheet.</text:p>
      <text:p text:style-name="Standard"/>
      <text:p text:style-name="Standard">Suppose there are a fixed number of electrons ne in the sheet. Then for certain<text:span text:style-name="T3"> </text:span>discrete values of <text:span text:style-name="T62">(</text:span>B<text:span text:style-name="T62">)</text:span> (and ignoring electron spin and magnetic moment) the ratio<text:span text:style-name="T3"> </text:span><text:span text:style-name="T62">(</text:span>n<text:span text:style-name="T62"> [</text:span>e<text:span text:style-name="T62">]</text:span> /<text:span text:style-name="T62"> </text:span>j<text:span text:style-name="T62">-</text:span>max<text:span text:style-name="T62">)</text:span> is an integer, and, because of the Pauli exclusion principle to be discussed in a<text:span text:style-name="T3"> </text:span>later chapter, only one electron per quantum state is allowed. This means that <text:span text:style-name="T62">(</text:span>n<text:span text:style-name="T62"> [</text:span>e<text:span text:style-name="T62">]</text:span> /<text:span text:style-name="T62"> </text:span>j<text:span text:style-name="T62">-</text:span>max<text:span text:style-name="T62">)</text:span><text:span text:style-name="T3"> </text:span>Landau levels are completely filled, and there is a gap of energy (h-bar<text:span text:style-name="T62"> w</text:span>) to the first<text:span text:style-name="T3"> </text:span>unoccupied level. This is associated with a sudden drop in conductivity known as the<text:span text:style-name="T3"> </text:span>integer quantum Hall effect.</text:p>
      <text:p text:style-name="Standard"/>
      <text:h text:style-name="P19" text:outline-level="1">Complete sets of observables</text:h>
      <text:p text:style-name="Standard"/>
      <text:p text:style-name="Standard">To summarize the lessons of this chapter:</text:p>
      <text:p text:style-name="Standard"/>
      <text:p text:style-name="P23">1. If two (or more) Hermitian operators commute with the Hamiltonian<text:span text:style-name="T63"> (H~)</text:span>, but<text:span text:style-name="T3"> </text:span>not with each other, then the energy eigen values <text:span text:style-name="T30">O</text:span><text:span text:style-name="T63"> [n] (x) </text:span>of the Hamiltonian<text:span text:style-name="T66"> (H)</text:span> must be<text:span text:style-name="T3"> </text:span>degenerate.</text:p>
      <text:p text:style-name="Standard"/>
      <text:p text:style-name="Standard">Reason, If <text:span text:style-name="T63">(</text:span>H<text:span text:style-name="T63">)</text:span> commutes with <text:span text:style-name="T63">(</text:span>A and B<text:span text:style-name="T63">)</text:span>, then <text:span text:style-name="T63">(</text:span>H and A<text:span text:style-name="T63">)</text:span> share a common set<text:span text:style-name="T63"> </text:span>of eigen states, and <text:span text:style-name="T63">(</text:span>H and B<text:span text:style-name="T63">)</text:span> share a common set of eigen states. But if <text:span text:style-name="T63">(</text:span>A<text:span text:style-name="T63">)</text:span> does<text:span text:style-name="T2"> </text:span>not commute with <text:span text:style-name="T63">(</text:span>B<text:span text:style-name="T63">)</text:span>, these two sets of eigen states must be different.</text:p>
      <text:p text:style-name="Standard"/>
      <text:p text:style-name="Standard">However, if the eigen values of <text:span text:style-name="T63">(</text:span>H<text:span text:style-name="T63">)</text:span> were non-degenerate, then there is only<text:span text:style-name="T1"> </text:span>one possible choice of energy eigen states. Since there are (at least) two<text:span text:style-name="T1"> </text:span>different sets of energy eigen states, the energy eigen values must be<text:span text:style-name="T80"> </text:span>degenerate.</text:p>
      <text:p text:style-name="P1"/>
      <text:p text:style-name="Standard"><text:span text:style-name="T67">Example</text:span>, The free particle Hamiltonian <text:span text:style-name="T63">(H~) </text:span>commutes with momentum <text:span text:style-name="T63">(</text:span>p<text:span text:style-name="T63">)</text:span> and<text:span text:style-name="T1"> </text:span>parity <text:span text:style-name="T63">(</text:span>P<text:span text:style-name="T63">)</text:span>, but [p, P ] ≠ 0. The common set of eigen states of <text:span text:style-name="T63">(</text:span>H<text:span text:style-name="T63">)</text:span> and <text:span text:style-name="T63">(</text:span>p<text:span text:style-name="T63">)</text:span> is<text:span text:style-name="T63"> [</text:span><text:span text:style-name="T81">1 - 2</text:span><text:span text:style-name="T63">]</text:span><text:span text:style-name="T64"> </text:span>and the common set of eigen values of <text:span text:style-name="T64">(</text:span>H and P<text:span text:style-name="T64">)</text:span> is<text:span text:style-name="T64"> [</text:span><text:span text:style-name="T80">3</text:span><text:span text:style-name="T64"> - </text:span><text:span text:style-name="T80">4</text:span><text:span text:style-name="T64">].</text:span></text:p>
      <text:p text:style-name="Standard"/>
      <text:p text:style-name="Standard">Each of these sets is a complete set of states, in the sense that any energy<text:span text:style-name="T1"> </text:span>eigen state can be written as a linear combination of the eigen states of either<text:span text:style-name="T1"> </text:span>set. Then, by theorem H3, any wave function O<text:span text:style-name="T64"> </text:span>(x) can be written as a sum of<text:span text:style-name="T1"> </text:span>eigen states of either set.</text:p>
      <text:p text:style-name="Standard"/>
      <text:p text:style-name="Standard"/>
      <text:p text:style-name="P23">2. Symmetries of the Hamiltonian<text:span text:style-name="T66"> (H)</text:span> imply conservation laws.</text:p>
      <text:p text:style-name="Standard">Reason, Symmetry under coordinate transformations can be associated</text:p>
      <text:p text:style-name="P23">with operators which produce those transformations; these operators commute with any Hamiltonian<text:span text:style-name="T66"> (H)</text:span> which is invariant under the given tran<text:span text:style-name="T66">s</text:span>formation. Operators which commute with the Hamiltonian<text:span text:style-name="T66"> (H)</text:span> are conserved,<text:span text:style-name="T1"> </text:span>according to equation<text:span text:style-name="T80">, [5]</text:span>.</text:p>
      <text:p text:style-name="Standard"/>
      <text:p text:style-name="P23">Examples, Symmetry of the free particle Hamiltonian<text:span text:style-name="T66"> (H)</text:span> under translations</text:p>
      <text:p text:style-name="P23"><text:soft-page-break/>implies conservation of momentum; symmetry of the Hamiltonian<text:span text:style-name="T66"> (H)</text:span> under<text:span text:style-name="T1"> </text:span>rotations, e.g. for a particle bound inside a circle, implies conservation of<text:span text:style-name="T65"> </text:span>angular momentum.</text:p>
      <text:p text:style-name="Standard"/>
      <text:p text:style-name="Standard"/>
      <text:p text:style-name="P23">3. As a general rule, symmetry operations do not commute. Therefore, as a<text:span text:style-name="T1"> </text:span>consequence of item 1, the more symmetric the Hamiltonian<text:span text:style-name="T66"> (H)</text:span>, the greater is<text:span text:style-name="T1"> </text:span>the degeneracy in its energy eigen values.</text:p>
      <text:p text:style-name="Standard"/>
      <text:p text:style-name="P23">Example, It will be seen in the next chapter that the energy degeneracy of<text:span text:style-name="T1"> </text:span>a spherically symmetric Hamiltonian<text:span text:style-name="T66"> (H)</text:span> in three dimensions is greater than the<text:span text:style-name="T1"> </text:span>energy degeneracy of a rotationally invariant Hamiltonian<text:span text:style-name="T66"> (H)</text:span> in two dimensions.</text:p>
      <text:p text:style-name="Standard"/>
      <text:p text:style-name="P23">Items 1 and 3 actually hold true not just for the Hamiltonian<text:span text:style-name="T66"> (H)</text:span>, but for all<text:span text:style-name="T81"> </text:span>operators. If A commutes with B and C, but B and C do not commute with each<text:span text:style-name="T1"> </text:span>other, then the eigen values of A are degenerate. The more symmetries an operator<text:span text:style-name="T1"> </text:span>has, the greater is the degeneracy in its eigen values.</text:p>
      <text:p text:style-name="Standard"/>
      <text:p text:style-name="Standard">Suppose the operators A, B, C commute, and that the set of eigen states of A<text:span text:style-name="T1"> </text:span>which are also eigen states of B and C is unique. Then the set {A, B, C } is known as a<text:span text:style-name="T1"> </text:span>complete set of observables. Measurement of a complete set of observables is<text:span text:style-name="T1"> </text:span>sufficient to uniquely determine the quantum state (which must be an eigen state<text:span text:style-name="T1"> </text:span>of all operators in the set). Examples:</text:p>
      <text:p text:style-name="Standard"/>
      <text:p text:style-name="Standard">a) Momentum <text:span text:style-name="T64">(</text:span>p<text:span text:style-name="T64">)</text:span> is a complete set of observables. In fact, any operator with<text:span text:style-name="T1"> </text:span>non-degenerate eigen values is a complete set.</text:p>
      <text:p text:style-name="Standard"/>
      <text:p text:style-name="Standard">b) Energy <text:span text:style-name="T64">(</text:span>E<text:span text:style-name="T64">)</text:span> is a complete set, for the harmonic oscillator and square well<text:span text:style-name="T1"> </text:span>potentials.</text:p>
      <text:p text:style-name="Standard"/>
      <text:p text:style-name="Standard">c) Energy <text:span text:style-name="T64">(</text:span>E<text:span text:style-name="T64">)</text:span> and parity <text:span text:style-name="T64">(</text:span>P<text:span text:style-name="T64">)</text:span> are a complete set for the free particle.</text:p>
      <text:p text:style-name="Standard"/>
      <text:p text:style-name="Standard">d) Energy <text:span text:style-name="T64">(</text:span>E<text:span text:style-name="T64">)</text:span> and reflection R<text:span text:style-name="T64"> [</text:span>x<text:span text:style-name="T64">]</text:span> are a complete set for the particle in a square. So<text:span text:style-name="T1"> </text:span>is <text:span text:style-name="T64">(</text:span>E<text:span text:style-name="T64">)</text:span> and the observable corresponding to x–y interchange <text:span text:style-name="T64">(</text:span>I<text:span text:style-name="T64">)</text:span>.</text:p>
      <text:p text:style-name="Standard"/>
      <text:p text:style-name="Standard"><text:soft-page-break/>e) Energy E and angular momentum <text:span text:style-name="T64">(</text:span>Lz<text:span text:style-name="T64">)</text:span> are a complete set for the ‘quantum<text:span text:style-name="T64"> </text:span>corral’.</text:p>
      <text:p text:style-name="Standard"/>
      <text:p text:style-name="Standard">f) Energy <text:span text:style-name="T64">(</text:span>E<text:span text:style-name="T64">)</text:span> and <text:span text:style-name="T64">(</text:span>py<text:span text:style-name="T64">)</text:span> are a complete set of observables for a particle moving in a<text:span text:style-name="T1"> </text:span>plane, subject to a constant magnetic field in the orthogonal direction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2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7-18T23:45:09.953347795</dc:date>
    <meta:editing-duration>P9DT20H11M31S</meta:editing-duration>
    <meta:editing-cycles>27</meta:editing-cycles>
    <meta:generator>LibreOffice/7.5.9.2$Linux_X86_64 LibreOffice_project/50$Build-2</meta:generator>
    <meta:document-statistic meta:table-count="0" meta:image-count="0" meta:object-count="0" meta:page-count="20" meta:paragraph-count="133" meta:word-count="5182" meta:character-count="28802" meta:non-whitespace-character-count="23725"/>
  </office:meta>
</office:document-meta>
</file>